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9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19.23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32.44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221.49mm"/>
    </style:style>
    <style:style style:name="co8" style:family="table-column">
      <style:table-column-properties fo:break-before="auto" style:column-width="68.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5.44mm"/>
    </style:style>
    <style:style style:name="co11" style:family="table-column">
      <style:table-column-properties fo:break-before="auto" style:column-width="15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2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55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18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82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62" style:family="table-cell" style:parent-style-name="Default">
      <style:table-cell-properties fo:background-color="#3465a4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0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style:vertical-align="top"/>
    </style:style>
    <style:style style:name="ce125" style:family="table-cell" style:parent-style-name="Default">
      <style:table-cell-properties fo:background-color="#fff200"/>
    </style:style>
    <style:style style:name="ce126" style:family="table-cell" style:parent-style-name="Default">
      <style:table-cell-properties fo:background-color="#ffff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0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13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4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47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8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mm"/>
      <style:text-properties fo:color="#ffffff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7" style:family="table-cell" style:parent-style-name="Default">
      <style:table-cell-properties fo:wrap-option="wrap"/>
    </style:style>
    <style:style style:name="ce198" style:family="table-cell" style:parent-style-name="Default">
      <style:table-cell-properties fo:background-color="#5983b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5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nti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44"/>
        <table:table-column table:style-name="co3" table:default-cell-style-name="ce79"/>
        <table:table-column table:style-name="co4" table:default-cell-style-name="ce95"/>
        <table:table-column table:style-name="co5" table:default-cell-style-name="Default"/>
        <table:table-column table:style-name="co6" table:default-cell-style-name="Default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05" office:value-type="string" calcext:value-type="string">
            <text:p>Priorité MOA</text:p>
          </table:table-cell>
          <table:table-cell table:style-name="ce118" office:value-type="string" calcext:value-type="string">
            <text:p>Difficulté Tech</text:p>
          </table:table-cell>
          <table:table-cell table:style-name="ce105" office:value-type="string" calcext:value-type="string">
            <text:p>Avis PND</text:p>
          </table:table-cell>
          <table:table-cell table:style-name="ce162" office:value-type="string" calcext:value-type="string">
            <text:p>Identifiant</text:p>
          </table:table-cell>
          <table:table-cell table:style-name="ce190" office:value-type="string" calcext:value-type="string">
            <text:p>Catégorie</text:p>
          </table:table-cell>
          <table:table-cell table:style-name="ce190" office:value-type="string" calcext:value-type="string">
            <text:p>statut</text:p>
          </table:table-cell>
          <table:table-cell table:style-name="ce162" office:value-type="string" calcext:value-type="string">
            <text:p>Version ciblée</text:p>
          </table:table-cell>
          <table:table-cell table:style-name="ce190" office:value-type="string" calcext:value-type="string">
            <text:p>Résumé</text:p>
          </table:table-cell>
          <table:table-cell office:value-type="string" calcext:value-type="string">
            <text:p>groupe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 table:number-columns-spanned="3" table:number-rows-spanned="8">
            <text:p>en cours de recette</text:p>
          </table:table-cell>
          <table:covered-table-cell table:style-name="ce83"/>
          <table:covered-table-cell table:style-name="ce149"/>
          <table:table-cell office:value-type="float" office:value="49061" calcext:value-type="float">
            <text:p>49061</text:p>
          </table:table-cell>
          <table:table-cell office:value-type="string" calcext:value-type="string">
            <text:p>Evolution</text:p>
          </table:table-cell>
          <table:table-cell/>
          <table:table-cell office:value-type="string" calcext:value-type="string">
            <text:p>4.9</text:p>
          </table:table-cell>
          <table:table-cell office:value-type="string" calcext:value-type="string">
            <text:p>périmètre de migration de la 4.9</text:p>
          </table:table-cell>
          <table:table-cell table:number-columns-repeated="1015"/>
        </table:table-row>
        <table:table-row table:style-name="ro1">
          <table:covered-table-cell table:style-name="ce107"/>
          <table:covered-table-cell table:style-name="ce84"/>
          <table:covered-table-cell table:style-name="ce150"/>
          <table:table-cell office:value-type="float" office:value="43728" calcext:value-type="float">
            <text:p>43728</text:p>
          </table:table-cell>
          <table:table-cell office:value-type="string" calcext:value-type="string">
            <text:p>Anomalie</text:p>
          </table:table-cell>
          <table:table-cell/>
          <table:table-cell table:style-name="ce128" office:value-type="string" calcext:value-type="string">
            <text:p>4.9</text:p>
          </table:table-cell>
          <table:table-cell office:value-type="string" calcext:value-type="string">
            <text:p>[MIGRATION] Composant commons-collections-3.2.1.jar comporte une faille de sécurité</text:p>
          </table:table-cell>
          <table:table-cell table:number-columns-repeated="1015"/>
        </table:table-row>
        <table:table-row table:style-name="ro1">
          <table:covered-table-cell table:style-name="ce107"/>
          <table:covered-table-cell table:style-name="ce89"/>
          <table:covered-table-cell table:style-name="ce150"/>
          <table:table-cell office:value-type="float" office:value="50389" calcext:value-type="float">
            <text:p>50389</text:p>
          </table:table-cell>
          <table:table-cell office:value-type="string" calcext:value-type="string">
            <text:p>Anomalie</text:p>
          </table:table-cell>
          <table:table-cell/>
          <table:table-cell office:value-type="string" calcext:value-type="string">
            <text:p>4.9</text:p>
          </table:table-cell>
          <table:table-cell office:value-type="string" calcext:value-type="string">
            <text:p>[authentification] En cas de timeout cerbère, la session suivante ne tient pas compte du nouvel utilisateur</text:p>
          </table:table-cell>
          <table:table-cell table:number-columns-repeated="1015"/>
        </table:table-row>
        <table:table-row table:style-name="ro1">
          <table:covered-table-cell table:style-name="ce107"/>
          <table:covered-table-cell table:style-name="ce90"/>
          <table:covered-table-cell table:style-name="ce150"/>
          <table:table-cell office:value-type="float" office:value="50963" calcext:value-type="float">
            <text:p>50963</text:p>
          </table:table-cell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4.9</text:p>
          </table:table-cell>
          <table:table-cell office:value-type="string" calcext:value-type="string">
            <text:p>La dimension d'écran minimum pour les tests est définie à 1280px de large.</text:p>
          </table:table-cell>
          <table:table-cell table:number-columns-repeated="1015"/>
        </table:table-row>
        <table:table-row table:style-name="ro1">
          <table:covered-table-cell table:style-name="ce35"/>
          <table:covered-table-cell table:style-name="ce91"/>
          <table:covered-table-cell table:style-name="ce152"/>
          <table:table-cell table:style-name="ce96" office:value-type="float" office:value="46544" calcext:value-type="float">
            <text:p>46544</text:p>
          </table:table-cell>
          <table:table-cell table:style-name="ce109" office:value-type="string" calcext:value-type="string">
            <text:p>Anomalie</text:p>
          </table:table-cell>
          <table:table-cell table:style-name="ce109"/>
          <table:table-cell table:style-name="ce129"/>
          <table:table-cell table:style-name="ce109" office:value-type="string" calcext:value-type="string">
            <text:p>Faille de sécurité - librairies Struts 3.10 vulnérables</text:p>
          </table:table-cell>
          <table:table-cell table:style-name="ce109" table:number-columns-repeated="1012"/>
          <table:table-cell table:number-columns-repeated="3"/>
        </table:table-row>
        <table:table-row table:style-name="ro1">
          <table:covered-table-cell table:style-name="ce107"/>
          <table:covered-table-cell table:style-name="ce92"/>
          <table:covered-table-cell table:style-name="ce150"/>
          <table:table-cell office:value-type="float" office:value="49822" calcext:value-type="float">
            <text:p>49822</text:p>
          </table:table-cell>
          <table:table-cell office:value-type="string" calcext:value-type="string">
            <text:p>Anomalie</text:p>
          </table:table-cell>
          <table:table-cell/>
          <table:table-cell office:value-type="string" calcext:value-type="string">
            <text:p>4-9</text:p>
          </table:table-cell>
          <table:table-cell office:value-type="string" calcext:value-type="string">
            <text:p>Saisie mvt rapide vigie Calais &gt; Déconnexions intempestives quotidiennes avec perte fil ariane et reconnexion sur util précédent</text:p>
          </table:table-cell>
          <table:table-cell table:number-columns-repeated="1015"/>
        </table:table-row>
        <table:table-row table:style-name="ro1">
          <table:covered-table-cell table:style-name="ce107"/>
          <table:covered-table-cell table:style-name="ce92"/>
          <table:covered-table-cell table:style-name="ce150"/>
          <table:table-cell office:value-type="float" office:value="51679" calcext:value-type="float">
            <text:p>51679</text:p>
          </table:table-cell>
          <table:table-cell office:value-type="string" calcext:value-type="string">
            <text:p>DECLAR</text:p>
          </table:table-cell>
          <table:table-cell/>
          <table:table-cell office:value-type="string" calcext:value-type="string">
            <text:p>4.8.2 ?</text:p>
          </table:table-cell>
          <table:table-cell office:value-type="string" calcext:value-type="string">
            <text:p>[ISPS] import excel un locode mal formaté provoque une exception technique</text:p>
          </table:table-cell>
          <table:table-cell table:number-columns-repeated="1015"/>
        </table:table-row>
        <table:table-row table:style-name="ro1">
          <table:covered-table-cell table:style-name="ce107"/>
          <table:covered-table-cell table:style-name="ce93"/>
          <table:covered-table-cell table:style-name="ce150"/>
          <table:table-cell office:value-type="float" office:value="50155" calcext:value-type="float">
            <text:p>50155</text:p>
          </table:table-cell>
          <table:table-cell office:value-type="string" calcext:value-type="string">
            <text:p>Anomalie</text:p>
          </table:table-cell>
          <table:table-cell/>
          <table:table-cell office:value-type="string" calcext:value-type="string">
            <text:p>hors Klee</text:p>
          </table:table-cell>
          <table:table-cell office:value-type="string" calcext:value-type="string">
            <text:p>Import PROD FAL5-6 grosses listes = ERREUR (=&gt; paramétrage centre serveur)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 table:number-columns-spanned="3" table:number-rows-spanned="2">
            <text:p>en cours de correction</text:p>
          </table:table-cell>
          <table:covered-table-cell table:style-name="ce41"/>
          <table:covered-table-cell table:style-name="ce149"/>
          <table:table-cell office:value-type="float" office:value="50413" calcext:value-type="float">
            <text:p>50413</text:p>
          </table:table-cell>
          <table:table-cell office:value-type="string" calcext:value-type="string">
            <text:p>Anomalie</text:p>
          </table:table-cell>
          <table:table-cell/>
          <table:table-cell table:style-name="ce128" office:value-type="string" calcext:value-type="string">
            <text:p>4.9.1</text:p>
          </table:table-cell>
          <table:table-cell office:value-type="string" calcext:value-type="string">
            <text:p>PROD &gt; message NCA_72h envoyé à Trafic2000 après arrivée du navire !</text:p>
          </table:table-cell>
          <table:table-cell table:number-columns-repeated="1015"/>
        </table:table-row>
        <table:table-row table:style-name="ro1">
          <table:covered-table-cell table:style-name="ce107"/>
          <table:covered-table-cell table:style-name="ce43"/>
          <table:covered-table-cell table:style-name="ce150"/>
          <table:table-cell office:value-type="float" office:value="50877" calcext:value-type="float">
            <text:p>50877</text:p>
          </table:table-cell>
          <table:table-cell office:value-type="string" calcext:value-type="string">
            <text:p>Anomalie</text:p>
          </table:table-cell>
          <table:table-cell/>
          <table:table-cell table:style-name="ce128" office:value-type="string" calcext:value-type="string">
            <text:p>4.9.1</text:p>
          </table:table-cell>
          <table:table-cell office:value-type="string" calcext:value-type="string">
            <text:p>Profil AP &gt; Dossier escale &gt; accès FAL5-6 = erreur technique au lieu message “pas le droit” / pas toutes FAL dans tab bord deman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VALIDE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9062" calcext:value-type="float">
            <text:p>49062</text:p>
          </table:table-cell>
          <table:table-cell office:value-type="string" calcext:value-type="string">
            <text:p>DECLAR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[FAL5/6] évolution m2m ( dont création du numéro d’escale)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VALIDEE</text:p>
          </table:table-cell>
          <table:table-cell table:style-name="ce4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1597" calcext:value-type="float">
            <text:p>51597</text:p>
          </table:table-cell>
          <table:table-cell office:value-type="string" calcext:value-type="string">
            <text:p>SECURITE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[migration] mise à niveau des dépendances javascript</text:p>
          </table:table-cell>
          <table:table-cell table:number-columns-repeated="1015"/>
        </table:table-row>
        <table:table-row table:style-name="ro1">
          <table:table-cell/>
          <table:table-cell table:style-name="ce5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Anomalie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[FAL ISPS] ajouter un contrôle sur le format de l'OMI compagnie qui devrait être un entier 0-9999999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4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8" office:value-type="float" office:value="47655" calcext:value-type="float">
            <text:p>47655</text:p>
          </table:table-cell>
          <table:table-cell office:value-type="string" calcext:value-type="string">
            <text:p>DECLAR</text:p>
          </table:table-cell>
          <table:table-cell/>
          <table:table-cell office:value-type="string" calcext:value-type="string">
            <text:p>4.10</text:p>
          </table:table-cell>
          <table:table-cell table:style-name="ce147" office:value-type="string" calcext:value-type="string">
            <text:p>ISPS &gt; Mouvement Cargo &gt; menu contextuel gauche &gt; accès limité aux formalités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6971" calcext:value-type="float">
            <text:p>46971</text:p>
          </table:table-cell>
          <table:table-cell office:value-type="string" calcext:value-type="string">
            <text:p>DIVERS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[T2k] Amélioration des notifications par mail des erreurs sur les messages T2k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53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6" office:value-type="float" office:value="47096" calcext:value-type="float">
            <text:p>47096</text:p>
          </table:table-cell>
          <table:table-cell office:value-type="string" calcext:value-type="string">
            <text:p>DIVERS</text:p>
          </table:table-cell>
          <table:table-cell/>
          <table:table-cell table:style-name="ce129" office:value-type="string" calcext:value-type="string">
            <text:p>4.10</text:p>
          </table:table-cell>
          <table:table-cell table:style-name="ce109" office:value-type="string" calcext:value-type="string">
            <text:p>[MD] la séquence SEQ_CODE_MD_ONU ne semble pas utilisée</text:p>
          </table:table-cell>
          <table:table-cell table:style-name="ce109" table:number-columns-repeated="1015"/>
        </table:table-row>
        <table:table-row table:style-name="ro1">
          <table:table-cell table:style-name="Default"/>
          <table:table-cell table:style-name="ce54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96" office:value-type="float" office:value="49299" calcext:value-type="float">
            <text:p>49299</text:p>
          </table:table-cell>
          <table:table-cell table:style-name="ce109" office:value-type="string" calcext:value-type="string">
            <text:p>Anomalie</text:p>
          </table:table-cell>
          <table:table-cell table:style-name="ce109"/>
          <table:table-cell table:style-name="ce129" office:value-type="string" calcext:value-type="string">
            <text:p>4.10</text:p>
          </table:table-cell>
          <table:table-cell table:style-name="ce109" office:value-type="string" calcext:value-type="string">
            <text:p>[ISPS] : difficulté de saisie des LOCODEs dans les fichiers excel =&gt; modifier les formes acceptées.</text:p>
          </table:table-cell>
          <table:table-cell table:number-columns-repeated="1015"/>
        </table:table-row>
        <table:table-row table:style-name="ro1">
          <table:table-cell/>
          <table:table-cell table:style-name="ce55"/>
          <table:table-cell office:value-type="float" office:value="3" calcext:value-type="float">
            <text:p>3</text:p>
          </table:table-cell>
          <table:table-cell office:value-type="float" office:value="50740" calcext:value-type="float">
            <text:p>50740</text:p>
          </table:table-cell>
          <table:table-cell office:value-type="string" calcext:value-type="string">
            <text:p>Anomalie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ISPS &gt; Ordre des escales différent entre affichage FAL, export et message T2K car pas d’heure pour les hiéarchiser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839" calcext:value-type="float">
            <text:p>21839</text:p>
          </table:table-cell>
          <table:table-cell office:value-type="string" calcext:value-type="string">
            <text:p>Anomalie</text:p>
          </table:table-cell>
          <table:table-cell/>
          <table:table-cell table:style-name="ce128" office:value-type="string" calcext:value-type="string">
            <text:p>4.10</text:p>
          </table:table-cell>
          <table:table-cell office:value-type="string" calcext:value-type="string">
            <text:p>Mauvaise réception des messages T2k "navires bannis" (le retour)</text:p>
          </table:table-cell>
          <table:table-cell table:number-columns-repeated="1015"/>
        </table:table-row>
        <table:table-row table:style-name="ro1">
          <table:table-cell/>
          <table:table-cell table:style-name="ce57"/>
          <table:table-cell/>
          <table:table-cell office:value-type="float" office:value="42916" calcext:value-type="float">
            <text:p>42916</text:p>
          </table:table-cell>
          <table:table-cell office:value-type="string" calcext:value-type="string">
            <text:p>Anomalie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[code] T2k test inutile donc probablement faux.</text:p>
          </table:table-cell>
          <table:table-cell table:number-columns-repeated="1015"/>
        </table:table-row>
        <table:table-row table:style-name="ro1">
          <table:table-cell/>
          <table:table-cell table:style-name="ce5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1787" calcext:value-type="float">
            <text:p>51787</text:p>
          </table:table-cell>
          <table:table-cell office:value-type="string" calcext:value-type="string">
            <text:p>SECURITE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[sécurité] suppression de l'impression des Escales et suppression de la dépendance à Birt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VALIDEE</text:p>
          </table:table-cell>
          <table:table-cell table:style-name="ce5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1610" calcext:value-type="float">
            <text:p>51610</text:p>
          </table:table-cell>
          <table:table-cell office:value-type="string" calcext:value-type="string">
            <text:p>EVOLCONCEP</text:p>
          </table:table-cell>
          <table:table-cell/>
          <table:table-cell office:value-type="string" calcext:value-type="string">
            <text:p>4.11</text:p>
          </table:table-cell>
          <table:table-cell office:value-type="string" calcext:value-type="string">
            <text:p>Recentrer le dossier d'escale au coeur de l'utilisation d'Escaleport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VALIDEE</text:p>
          </table:table-cell>
          <table:table-cell table:style-name="ce5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1594" calcext:value-type="float">
            <text:p>51594</text:p>
          </table:table-cell>
          <table:table-cell office:value-type="string" calcext:value-type="string">
            <text:p>EVOLUTI</text:p>
          </table:table-cell>
          <table:table-cell/>
          <table:table-cell table:style-name="ce128" office:value-type="string" calcext:value-type="string">
            <text:p>4.11</text:p>
          </table:table-cell>
          <table:table-cell office:value-type="string" calcext:value-type="string">
            <text:p>Modifier les pages de saisie des FAL5 et 6 pour éviter les requêtes trop grosse</text:p>
          </table:table-cell>
          <table:table-cell table:number-columns-repeated="1015"/>
        </table:table-row>
        <table:table-row table:style-name="ro1">
          <table:table-cell/>
          <table:table-cell table:style-name="ce60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612" calcext:value-type="float">
            <text:p>51612</text:p>
          </table:table-cell>
          <table:table-cell table:number-columns-repeated="2"/>
          <table:table-cell office:value-type="string" calcext:value-type="string">
            <text:p>4.11</text:p>
          </table:table-cell>
          <table:table-cell office:value-type="string" calcext:value-type="string">
            <text:p>Fusionner les IHM des demandes et des mouvements</text:p>
          </table:table-cell>
          <table:table-cell table:number-columns-repeated="1015"/>
        </table:table-row>
        <table:table-row table:style-name="ro1">
          <table:table-cell/>
          <table:table-cell table:style-name="ce6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8744" calcext:value-type="float">
            <text:p>48744</text:p>
          </table:table-cell>
          <table:table-cell office:value-type="string" calcext:value-type="string">
            <text:p>EVOLCONCEP</text:p>
          </table:table-cell>
          <table:table-cell/>
          <table:table-cell office:value-type="string" calcext:value-type="string">
            <text:p>4.11</text:p>
          </table:table-cell>
          <table:table-cell office:value-type="string" calcext:value-type="string">
            <text:p>recherche de navire: permettre une recherche sur l'ensemble des référentiels.</text:p>
          </table:table-cell>
          <table:table-cell table:number-columns-repeated="1015"/>
        </table:table-row>
        <table:table-row table:style-name="ro1">
          <table:table-cell/>
          <table:table-cell table:style-name="ce6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1788" calcext:value-type="float">
            <text:p>51788</text:p>
          </table:table-cell>
          <table:table-cell office:value-type="string" calcext:value-type="string">
            <text:p>SECURITE</text:p>
          </table:table-cell>
          <table:table-cell/>
          <table:table-cell office:value-type="string" calcext:value-type="string">
            <text:p>4.11</text:p>
          </table:table-cell>
          <table:table-cell office:value-type="string" calcext:value-type="string">
            <text:p>[sécurité] mise à niveau de la librairie Log4J</text:p>
          </table:table-cell>
          <table:table-cell table:number-columns-repeated="1015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812" calcext:value-type="float">
            <text:p>46812</text:p>
          </table:table-cell>
          <table:table-cell office:value-type="string" calcext:value-type="string">
            <text:p>REGLEM</text:p>
          </table:table-cell>
          <table:table-cell/>
          <table:table-cell office:value-type="string" calcext:value-type="string">
            <text:p>4.11</text:p>
          </table:table-cell>
          <table:table-cell office:value-type="string" calcext:value-type="string">
            <text:p>[Waste] Les déclaration ne comportant que le Summary (sans liste de déchets) sont refusées par T2k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VALIDEE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066" calcext:value-type="float">
            <text:p>39066</text:p>
          </table:table-cell>
          <table:table-cell office:value-type="string" calcext:value-type="string">
            <text:p>EVOLUTI</text:p>
          </table:table-cell>
          <table:table-cell table:number-columns-repeated="2"/>
          <table:table-cell office:value-type="string" calcext:value-type="string">
            <text:p>[FIXME][Tableaux des demandes] EVOL : ajouter AFFICHER toutes les demandes nécessitant une action capitainerie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VALIDEE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065" calcext:value-type="float">
            <text:p>39065</text:p>
          </table:table-cell>
          <table:table-cell office:value-type="string" calcext:value-type="string">
            <text:p>EVOLUTI</text:p>
          </table:table-cell>
          <table:table-cell table:number-columns-repeated="2"/>
          <table:table-cell office:value-type="string" calcext:value-type="string">
            <text:p>[FIXME][Tableaux des mouvements] EVOL: ajouter AFFICHER tous les mouvements en attente d'une action capitainerie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VALIDEE</text:p>
          </table:table-cell>
          <table:table-cell table:style-name="ce6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083" calcext:value-type="float">
            <text:p>39083</text:p>
          </table:table-cell>
          <table:table-cell office:value-type="string" calcext:value-type="string">
            <text:p>EVOLCONCEP</text:p>
          </table:table-cell>
          <table:table-cell table:number-columns-repeated="2"/>
          <table:table-cell office:value-type="string" calcext:value-type="string">
            <text:p>[FIXME] EVOL : besoin de voir les navires au mouillage</text:p>
          </table:table-cell>
          <table:table-cell table:number-columns-repeated="1015"/>
        </table:table-row>
        <table:table-row table:style-name="ro2">
          <table:table-cell/>
          <table:table-cell table:style-name="ce6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947" calcext:value-type="float">
            <text:p>33947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[chainage] En cas d'ajout ou suppression d'une DH le PAQ de départ du mouvement suivant (DH ou DS) doit être mis à jour .</text:p>
          </table:table-cell>
          <table:table-cell table:number-columns-repeated="1015"/>
        </table:table-row>
        <table:table-row table:style-name="ro1">
          <table:table-cell/>
          <table:table-cell table:style-name="ce6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[chainage] Corriger les calculs pour le contrôle de la disponibilité des postes à quai.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67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5673" calcext:value-type="float">
            <text:p>45673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Ferry Ecran Saisie rapide mouvement &gt; MAJ PAQ &gt; graphiques POP et Occup quais pas mis à jour (pas de report sur le nouveau paq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945" calcext:value-type="float">
            <text:p>50945</text:p>
          </table:table-cell>
          <table:table-cell office:value-type="string" calcext:value-type="string">
            <text:p>REGLEM</text:p>
          </table:table-cell>
          <table:table-cell table:number-columns-repeated="2"/>
          <table:table-cell office:value-type="string" calcext:value-type="string">
            <text:p>[FERRY][vigie calais] <text:s/>aucune contrainte ne permet que <text:s/>ETAmaj &gt; ETD ce qui peut provoquer des erreurs (ex: NCA_Port rejeté)</text:p>
          </table:table-cell>
          <table:table-cell table:style-name="ce109" table:number-columns-repeated="1012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828" calcext:value-type="float">
            <text:p>46828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Ferry &gt; POP vpm mvt avec MD &gt; Compléter mvt MD=oui passage à NON &gt; l’icone MD + la FAL MD ne sont pas retirés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866</text:p>
            <text:p/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EVOL : pb lors MAJ ETA qui devient supérieure à la date ETD prévue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9555" calcext:value-type="float">
            <text:p>49555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EVOL : prévision ENTREE maj des dates : alerte et renvoi pour report également sur la SORTIE si existe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079" calcext:value-type="float">
            <text:p>29079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Donner la possiblité à la capitainerie de supprimer un navire local ou temporaire.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199" calcext:value-type="float">
            <text:p>50199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EVOL : solution au PB des compagnies ferries ne pouvant saisir les <text:s/>déclarations que si POP V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631" calcext:value-type="float">
            <text:p>45631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Demande Entree vpm &gt; maj ETD &gt; repasse ETA affectee en ETA origine dans les tab demandes et mvts</text:p>
          </table:table-cell>
          <table:table-cell table:number-columns-repeated="1015"/>
        </table:table-row>
        <table:table-row table:style-name="ro1">
          <table:table-cell/>
          <table:table-cell table:style-name="ce6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8343" calcext:value-type="float">
            <text:p>38343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FAL MD &gt; ajouter des contrôles sur toutes les classifications et pas que IMDG</text:p>
          </table:table-cell>
          <table:table-cell table:number-columns-repeated="1015"/>
        </table:table-row>
        <table:table-row table:style-name="ro1">
          <table:table-cell/>
          <table:table-cell table:style-name="ce6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994" calcext:value-type="float">
            <text:p>49994</text:p>
          </table:table-cell>
          <table:table-cell office:value-type="string" calcext:value-type="string">
            <text:p>REGLEM</text:p>
          </table:table-cell>
          <table:table-cell table:number-columns-repeated="2"/>
          <table:table-cell office:value-type="string" calcext:value-type="string">
            <text:p>Messages T2K ferries : ATAToPortOfCall vide dans les NCA_FAL5 et NCA_FAL6 même lorsque l'ATA est connu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95</text:p>
            <text:p><text:span text:style-name="T1"/></text:p>
          </table:table-cell>
          <table:table-cell office:value-type="string" calcext:value-type="string">
            <text:p>REGLEM</text:p>
          </table:table-cell>
          <table:table-cell table:number-columns-repeated="2"/>
          <table:table-cell office:value-type="string" calcext:value-type="string">
            <text:p>[FAL7] le libellé de la table code_md_onu ne permet pas de stocker la description complète des MD [FIXME]</text:p>
          </table:table-cell>
          <table:table-cell office:value-type="string" calcext:value-type="string">
            <text:p>FAL7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47094" calcext:value-type="float">
            <text:p>47094</text:p>
          </table:table-cell>
          <table:table-cell table:number-columns-repeated="3"/>
          <table:table-cell office:value-type="string" calcext:value-type="string">
            <text:p>[FAL7] le champ Description de la marchandise doit permettre la saisie de 350 caractères.</text:p>
          </table:table-cell>
          <table:table-cell office:value-type="string" calcext:value-type="string">
            <text:p>FAL7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70"/>
          <table:table-cell table:style-name="ce81"/>
          <table:table-cell table:style-name="ce100"/>
          <table:table-cell table:style-name="ce22" table:number-columns-repeated="2"/>
          <table:table-cell table:style-name="ce130"/>
          <table:table-cell table:style-name="ce22" table:number-columns-repeated="1013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EVOLUTI</text:p>
          </table:table-cell>
          <table:table-cell table:number-columns-repeated="2"/>
          <table:table-cell office:value-type="string" calcext:value-type="string">
            <text:p>Demande de Sortie &gt; Avis Capitainerie « VPM » &gt; ’écran avis&gt;rubrique « déchets »&gt; conserver ou pas champ Envoi message déchet dé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1030" calcext:value-type="float">
            <text:p>51030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Tab bord demande et liste formalités Dossier escale &gt; Si demande annulée &gt; les formalités sont indiquées à Saisi au lieu de Annu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0047" calcext:value-type="float">
            <text:p>50047</text:p>
          </table:table-cell>
          <table:table-cell office:value-type="string" calcext:value-type="string">
            <text:p>EVOLCONCEP</text:p>
          </table:table-cell>
          <table:table-cell table:number-columns-repeated="2"/>
          <table:table-cell office:value-type="string" calcext:value-type="string">
            <text:p>Paramétrer liens administrateur &gt; nombre de liens limité à 5 ce qui est trop faible + une erreur technique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9126" calcext:value-type="float">
            <text:p>49126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Profil AP AUTORITE PORTUAIRE&gt; Demande Tab formalités : ISPS a disparu de la liste OR devrait apparaitre avec mess PAS DROIT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6899" calcext:value-type="float">
            <text:p>46899</text:p>
          </table:table-cell>
          <table:table-cell office:value-type="string" calcext:value-type="string">
            <text:p>REGLEM</text:p>
          </table:table-cell>
          <table:table-cell table:number-columns-repeated="2"/>
          <table:table-cell office:value-type="string" calcext:value-type="string">
            <text:p>[CNIL : anonymisation] permettre un paramétrage de la fréquence et de la durée en fonction des environnements.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5378" calcext:value-type="float">
            <text:p>45378</text:p>
          </table:table-cell>
          <table:table-cell office:value-type="string" calcext:value-type="string">
            <text:p>REGLEM</text:p>
          </table:table-cell>
          <table:table-cell table:number-columns-repeated="2"/>
          <table:table-cell office:value-type="string" calcext:value-type="string">
            <text:p>Evol T2K &gt; NCA_WASTE &gt; Règle contactDetail du pragraphe §6.2.8.2. Bloc contact MD obligatoire que si MD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452</text:p>
            <text:p><text:span text:style-name="T1"/>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Menu Liens &gt; permettre de mettre des liens sur URL ET Fichiers en public et en restreint à l’instar des avsi-consignes du menu a</text:p>
          </table:table-cell>
          <table:table-cell office:value-type="string" calcext:value-type="string">
            <text:p>liens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48965" calcext:value-type="float">
            <text:p>48965</text:p>
          </table:table-cell>
          <table:table-cell table:number-columns-repeated="3"/>
          <table:table-cell office:value-type="string" calcext:value-type="string">
            <text:p>Rendre les liens de téléchargement des modèles de formalité accessibles sans authentification.</text:p>
          </table:table-cell>
          <table:table-cell office:value-type="string" calcext:value-type="string">
            <text:p>liens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967" calcext:value-type="float">
            <text:p>48967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Les locode obsolètes sont remontés dans l'autocomplétion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43394</text:span></text:p>
            <text:p/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<text:span text:style-name="T1">Avis D/H affectée &gt; un message d’alerte PAQ indispo affiché alors que hors chevauchement</text:span></text:p>
            <text:p/>
          </table:table-cell>
          <table:table-cell office:value-type="string" calcext:value-type="string">
            <text:p>indispo PAQ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44920" calcext:value-type="float">
            <text:p>44920</text:p>
          </table:table-cell>
          <table:table-cell table:number-columns-repeated="3"/>
          <table:table-cell office:value-type="string" calcext:value-type="string">
            <text:p>Le contrôle de l'indiponibilité du PAQ ne tient pas toujours compte de l'heure</text:p>
          </table:table-cell>
          <table:table-cell office:value-type="string" calcext:value-type="string">
            <text:p>indispo PAQ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670" calcext:value-type="float">
            <text:p>47670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Ergonomie écran accès import ISPS</text:p>
            <text:p>De manière générale sur les import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974" calcext:value-type="float">
            <text:p>46974</text:p>
          </table:table-cell>
          <table:table-cell office:value-type="string" calcext:value-type="string">
            <text:p>REGLEM</text:p>
          </table:table-cell>
          <table:table-cell table:number-columns-repeated="2"/>
          <table:table-cell office:value-type="string" calcext:value-type="string">
            <text:p>[T2k] Dans la liste des messages envoyés, l'action réémettre doit toujours être disponible pour les administrateurs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386</text:p>
            <text:p><text:span text:style-name="T1"/></text:p>
          </table:table-cell>
          <table:table-cell office:value-type="string" calcext:value-type="string">
            <text:p>EVOLUTI</text:p>
          </table:table-cell>
          <table:table-cell table:number-columns-repeated="2"/>
          <table:table-cell office:value-type="string" calcext:value-type="string">
            <text:p>EVOL Demande &gt; Ajouter un message d’alerte si niveau ISPS navire ISPS différent  de ISPS PAQ</text:p>
            <text:p><text:span text:style-name="T1"/></text:p>
          </table:table-cell>
          <table:table-cell office:value-type="string" calcext:value-type="string">
            <text:p>ISPS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45153" calcext:value-type="float">
            <text:p>45153</text:p>
          </table:table-cell>
          <table:table-cell table:number-columns-repeated="3"/>
          <table:table-cell office:value-type="string" calcext:value-type="string">
            <text:p>[Poste et moyen] Ajouter une alerte lorsqu'on signale un niveau ISPS suppérieur à celui du quai demandé.</text:p>
          </table:table-cell>
          <table:table-cell office:value-type="string" calcext:value-type="string">
            <text:p>ISPS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927" calcext:value-type="float">
            <text:p>44927</text:p>
          </table:table-cell>
          <table:table-cell office:value-type="string" calcext:value-type="string">
            <text:p>REGLEM</text:p>
          </table:table-cell>
          <table:table-cell table:number-columns-repeated="2"/>
          <table:table-cell office:value-type="string" calcext:value-type="string">
            <text:p>Evol T2K &gt; pouvoir annuler une FAL WAST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640" calcext:value-type="float">
            <text:p>44640</text:p>
          </table:table-cell>
          <table:table-cell office:value-type="string" calcext:value-type="string">
            <text:p>REGLEM</text:p>
          </table:table-cell>
          <table:table-cell table:number-columns-repeated="2"/>
          <table:table-cell office:value-type="string" calcext:value-type="string">
            <text:p>[T2k] FIXME : Permettre l'annulation d'une FAL ISP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605" calcext:value-type="float">
            <text:p>40605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Demande &gt; Tableau de bord &gt; source &gt; Mettre Importé si’il y a eu un import au lieu de saisi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1194" calcext:value-type="float">
            <text:p>51194</text:p>
          </table:table-cell>
          <table:table-cell office:value-type="string" calcext:value-type="string">
            <text:p>EVOLUTI</text:p>
          </table:table-cell>
          <table:table-cell table:number-columns-repeated="2"/>
          <table:table-cell table:style-name="ce148" office:value-type="string" calcext:value-type="string">
            <text:p>EVOL gene : CONTACTS améliorer l'utilisation 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98" office:value-type="float" office:value="36081" calcext:value-type="float">
            <text:p>36081</text:p>
          </table:table-cell>
          <table:table-cell table:number-columns-repeated="3"/>
          <table:table-cell table:style-name="ce148" office:value-type="string" calcext:value-type="string">
            <text:p><text:s/>trier le tableau des contacts par ordre alphabétique.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98" office:value-type="float" office:value="25539" calcext:value-type="float">
            <text:p>25539</text:p>
          </table:table-cell>
          <table:table-cell table:number-columns-repeated="3"/>
          <table:table-cell table:style-name="ce148" office:value-type="string" calcext:value-type="string">
            <text:p><text:s/>Evol&gt; Tableau contacts ajouter colonne Activité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98" office:value-type="float" office:value="25479" calcext:value-type="float">
            <text:p>25479</text:p>
          </table:table-cell>
          <table:table-cell table:number-columns-repeated="3"/>
          <table:table-cell table:style-name="ce148" office:value-type="string" calcext:value-type="string">
            <text:p>Contact email 50 caractères max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98" office:value-type="float" office:value="46880" calcext:value-type="float">
            <text:p>46880</text:p>
          </table:table-cell>
          <table:table-cell table:number-columns-repeated="3"/>
          <table:table-cell table:style-name="ce148" office:value-type="string" calcext:value-type="string">
            <text:p>Menu contacts &gt; ajouter critères recherche et pouvoir exporter/ importer des contacts (entre ports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7061" calcext:value-type="float">
            <text:p>47061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[MD] permettre la mise à jour des listes de codes ONU et sous classe dans le menu administration.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877" calcext:value-type="float">
            <text:p>40877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Tab mouvements &gt; Annuler mouvement de sortie ferry &gt; On ne peut plus créer de nouveaux mouvements <text:s/>D ou S à partir du mouv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105" calcext:value-type="float">
            <text:p>39105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EVOL : Menu Occupation des quais : permettre d’accéder directement aux dossiers (demandes, mouvements, escales) / Améliorer l’e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1192" calcext:value-type="float">
            <text:p>51192</text:p>
          </table:table-cell>
          <table:table-cell office:value-type="string" calcext:value-type="string">
            <text:p>EVOLCONCEP</text:p>
          </table:table-cell>
          <table:table-cell table:number-columns-repeated="2"/>
          <table:table-cell table:style-name="ce148" office:value-type="string" calcext:value-type="string">
            <text:p>0051192: EVOL Conceptuelle &gt; Occupation des quais &gt; Même représentation graphique entre Ferry et cargo 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197" calcext:value-type="float">
            <text:p>51197</text:p>
          </table:table-cell>
          <table:table-cell office:value-type="string" calcext:value-type="string">
            <text:p>EVOLCONCEP</text:p>
          </table:table-cell>
          <table:table-cell table:number-columns-repeated="2"/>
          <table:table-cell table:style-name="ce148" office:value-type="string" calcext:value-type="string">
            <text:p>0051197: EVOLCONCEP : MOUVEMENTS revoir ergonomie et faciliter accès comme demandes </text:p>
          </table:table-cell>
          <table:table-cell office:value-type="string" calcext:value-type="string">
            <text:p>mouveme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8" office:value-type="float" office:value="30316" calcext:value-type="float">
            <text:p>30316</text:p>
          </table:table-cell>
          <table:table-cell table:number-columns-repeated="3"/>
          <table:table-cell table:style-name="ce148" office:value-type="string" calcext:value-type="string">
            <text:p>0030316: Mouvement &gt; inverser ordre saisie date entrée port et date pilotage</text:p>
          </table:table-cell>
          <table:table-cell office:value-type="string" calcext:value-type="string">
            <text:p>mouveme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8" office:value-type="float" office:value="18371" calcext:value-type="float">
            <text:p>18371</text:p>
          </table:table-cell>
          <table:table-cell table:number-columns-repeated="3"/>
          <table:table-cell table:style-name="ce148" office:value-type="string" calcext:value-type="string">
            <text:p>0018371: Dans mouvement, le consignataire n'a pas accès à la liste des passagers et de l'équipage.</text:p>
          </table:table-cell>
          <table:table-cell office:value-type="string" calcext:value-type="string">
            <text:p>mouvement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303" calcext:value-type="float">
            <text:p>36303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Erreur technique si avis Capitainerie donné avant la saisie des postes et moyen.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ATTEND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745" calcext:value-type="float">
            <text:p>48745</text:p>
          </table:table-cell>
          <table:table-cell office:value-type="string" calcext:value-type="string">
            <text:p>EVOLCONCEP</text:p>
          </table:table-cell>
          <table:table-cell table:number-columns-repeated="2"/>
          <table:table-cell office:value-type="string" calcext:value-type="string">
            <text:p>[T2k] certains navire non OMI doivent transmettre des messages à T2k [FIXME]</text:p>
          </table:table-cell>
          <table:table-cell table:number-columns-repeated="1015"/>
        </table:table-row>
        <table:table-row table:style-name="ro1">
          <table:table-cell/>
          <table:table-cell table:style-name="ce106"/>
          <table:table-cell office:value-type="float" office:value="2" calcext:value-type="float">
            <text:p>2</text:p>
          </table:table-cell>
          <table:table-cell office:value-type="float" office:value="51202" calcext:value-type="float">
            <text:p>51202</text:p>
          </table:table-cell>
          <table:table-cell table:style-name="ce116" office:value-type="string" calcext:value-type="string">
            <text:p>EVOVUTI</text:p>
          </table:table-cell>
          <table:table-cell table:style-name="ce116"/>
          <table:table-cell table:style-name="ce128"/>
          <table:table-cell office:value-type="string" calcext:value-type="string">
            <text:p>0051202: EVOL gene : Gestion POP ferry améliorations d'utilisation </text:p>
          </table:table-cell>
          <table:table-cell table:style-name="ce164" office:value-type="string" calcext:value-type="string">
            <text:p>Améliorations du POP</text:p>
          </table:table-cell>
          <table:table-cell table:number-columns-repeated="1014"/>
        </table:table-row>
        <table:table-row table:style-name="ro1">
          <table:table-cell/>
          <table:table-cell table:style-name="ce106"/>
          <table:table-cell office:value-type="float" office:value="2" calcext:value-type="float">
            <text:p>2</text:p>
          </table:table-cell>
          <table:table-cell office:value-type="float" office:value="25545" calcext:value-type="float">
            <text:p>25545</text:p>
          </table:table-cell>
          <table:table-cell table:style-name="ce116" office:value-type="string" calcext:value-type="string">
            <text:p>EVOVUTI</text:p>
          </table:table-cell>
          <table:table-cell table:style-name="ce116"/>
          <table:table-cell/>
          <table:table-cell office:value-type="string" calcext:value-type="string">
            <text:p>0025545: Evol &gt; Ferry POP pouvoir afficher version souhaitée (gestion des versions POP)</text:p>
          </table:table-cell>
          <table:table-cell table:style-name="ce164" office:value-type="string" calcext:value-type="string">
            <text:p>Améliorations du POP</text:p>
          </table:table-cell>
          <table:table-cell table:number-columns-repeated="1014"/>
        </table:table-row>
        <table:table-row table:style-name="ro1">
          <table:table-cell/>
          <table:table-cell table:style-name="ce106"/>
          <table:table-cell office:value-type="float" office:value="2" calcext:value-type="float">
            <text:p>2</text:p>
          </table:table-cell>
          <table:table-cell office:value-type="float" office:value="45000" calcext:value-type="float">
            <text:p>45000</text:p>
          </table:table-cell>
          <table:table-cell table:style-name="ce116" office:value-type="string" calcext:value-type="string">
            <text:p>EVOVUTI</text:p>
          </table:table-cell>
          <table:table-cell table:style-name="ce116"/>
          <table:table-cell table:style-name="ce128"/>
          <table:table-cell office:value-type="string" calcext:value-type="string">
            <text:p>0045000: POP Ferry &gt; enregistrer AJOUTER un contrôle d’alerte si la date de sortie n’a pas été saisies</text:p>
          </table:table-cell>
          <table:table-cell table:style-name="ce164" office:value-type="string" calcext:value-type="string">
            <text:p>Améliorations du POP</text:p>
          </table:table-cell>
          <table:table-cell table:number-columns-repeated="1014"/>
        </table:table-row>
        <table:table-row table:style-name="ro1">
          <table:table-cell/>
          <table:table-cell table:style-name="ce106"/>
          <table:table-cell office:value-type="float" office:value="2" calcext:value-type="float">
            <text:p>2</text:p>
          </table:table-cell>
          <table:table-cell office:value-type="float" office:value="39780" calcext:value-type="float">
            <text:p>39780</text:p>
          </table:table-cell>
          <table:table-cell table:style-name="ce116" office:value-type="string" calcext:value-type="string">
            <text:p>EVOVUTI</text:p>
          </table:table-cell>
          <table:table-cell table:style-name="ce116"/>
          <table:table-cell table:style-name="ce128"/>
          <table:table-cell office:value-type="string" calcext:value-type="string">
            <text:p>0039780: Ferry &gt; POP &gt; importer annonces &gt; si date sortie=date entrée alors PAS de message d’erreur et génère erreur affichage POP graphi</text:p>
          </table:table-cell>
          <table:table-cell table:style-name="ce164" office:value-type="string" calcext:value-type="string">
            <text:p>Améliorations du POP</text:p>
          </table:table-cell>
          <table:table-cell table:number-columns-repeated="1014"/>
        </table:table-row>
        <table:table-row table:style-name="ro1">
          <table:table-cell/>
          <table:table-cell table:style-name="ce106"/>
          <table:table-cell office:value-type="float" office:value="2" calcext:value-type="float">
            <text:p>2</text:p>
          </table:table-cell>
          <table:table-cell office:value-type="float" office:value="25492" calcext:value-type="float">
            <text:p>25492</text:p>
          </table:table-cell>
          <table:table-cell table:style-name="ce116" office:value-type="string" calcext:value-type="string">
            <text:p>EVOVUTI</text:p>
          </table:table-cell>
          <table:table-cell table:style-name="ce116"/>
          <table:table-cell table:style-name="ce128"/>
          <table:table-cell office:value-type="string" calcext:value-type="string">
            <text:p>0025492: Evol &gt;Ferry POP visiblité mouvements associés</text:p>
          </table:table-cell>
          <table:table-cell table:style-name="ce164" office:value-type="string" calcext:value-type="string">
            <text:p>Améliorations du POP</text:p>
          </table:table-cell>
          <table:table-cell table:number-columns-repeated="1014"/>
        </table:table-row>
        <table:table-row table:style-name="ro1">
          <table:table-cell/>
          <table:table-cell table:style-name="ce106"/>
          <table:table-cell office:value-type="float" office:value="2" calcext:value-type="float">
            <text:p>2</text:p>
          </table:table-cell>
          <table:table-cell office:value-type="float" office:value="23571" calcext:value-type="float">
            <text:p>23571</text:p>
          </table:table-cell>
          <table:table-cell table:style-name="ce116" office:value-type="string" calcext:value-type="string">
            <text:p>EVOVUTI</text:p>
          </table:table-cell>
          <table:table-cell table:style-name="ce116"/>
          <table:table-cell table:style-name="ce128"/>
          <table:table-cell office:value-type="string" calcext:value-type="string">
            <text:p>0023571: Accéder en lecture au POP à partir de l'écran mouvement rapide</text:p>
          </table:table-cell>
          <table:table-cell table:style-name="ce164" office:value-type="string" calcext:value-type="string">
            <text:p>Améliorations du POP</text:p>
          </table:table-cell>
          <table:table-cell table:number-columns-repeated="1014"/>
        </table:table-row>
        <table:table-row table:style-name="ro1">
          <table:table-cell/>
          <table:table-cell table:style-name="ce106"/>
          <table:table-cell office:value-type="float" office:value="2" calcext:value-type="float">
            <text:p>2</text:p>
          </table:table-cell>
          <table:table-cell office:value-type="float" office:value="25544" calcext:value-type="float">
            <text:p>25544</text:p>
          </table:table-cell>
          <table:table-cell table:style-name="ce116" office:value-type="string" calcext:value-type="string">
            <text:p>EVOVUTI</text:p>
          </table:table-cell>
          <table:table-cell table:style-name="ce116"/>
          <table:table-cell table:style-name="ce128"/>
          <table:table-cell office:value-type="string" calcext:value-type="string">
            <text:p>0025544: Evol &gt; Ferry POP &gt; ajouter champ MD dans créer annonce</text:p>
          </table:table-cell>
          <table:table-cell table:style-name="ce164" office:value-type="string" calcext:value-type="string">
            <text:p>Améliorations du POP</text:p>
          </table:table-cell>
          <table:table-cell table:number-columns-repeated="1014"/>
        </table:table-row>
        <table:table-row table:style-name="ro1">
          <table:table-cell/>
          <table:table-cell table:style-name="ce106"/>
          <table:table-cell office:value-type="float" office:value="2" calcext:value-type="float">
            <text:p>2</text:p>
          </table:table-cell>
          <table:table-cell office:value-type="float" office:value="44091" calcext:value-type="float">
            <text:p>44091</text:p>
          </table:table-cell>
          <table:table-cell table:style-name="ce116" office:value-type="string" calcext:value-type="string">
            <text:p>EVOVUTI</text:p>
          </table:table-cell>
          <table:table-cell table:style-name="ce116"/>
          <table:table-cell table:style-name="ce128"/>
          <table:table-cell office:value-type="string" calcext:value-type="string">
            <text:p>0044091: [POP] erreur technique si date de référence vide.</text:p>
          </table:table-cell>
          <table:table-cell table:style-name="ce164" office:value-type="string" calcext:value-type="string">
            <text:p>Améliorations du POP</text:p>
          </table:table-cell>
          <table:table-cell table:number-columns-repeated="1014"/>
        </table:table-row>
        <table:table-row table:style-name="ro1">
          <table:table-cell/>
          <table:table-cell table:style-name="ce106"/>
          <table:table-cell office:value-type="float" office:value="2" calcext:value-type="float">
            <text:p>2</text:p>
          </table:table-cell>
          <table:table-cell office:value-type="float" office:value="22246" calcext:value-type="float">
            <text:p>22246</text:p>
          </table:table-cell>
          <table:table-cell table:style-name="ce116" office:value-type="string" calcext:value-type="string">
            <text:p>EVOVUTI</text:p>
          </table:table-cell>
          <table:table-cell table:style-name="ce116"/>
          <table:table-cell table:style-name="ce128"/>
          <table:table-cell office:value-type="string" calcext:value-type="string">
            <text:p>0022246: Ferry &gt; maj dans Ecran vigie font des maj dans le POP prévisions : contraire aux règles (cf DAF)</text:p>
          </table:table-cell>
          <table:table-cell table:style-name="ce164" office:value-type="string" calcext:value-type="string">
            <text:p>Améliorations du POP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982" calcext:value-type="float">
            <text:p>50982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PRODUCTION &gt; Import fichier de plus de 50 caractères = erreur exception technique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962" calcext:value-type="float">
            <text:p>50962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Evol : Prévoir <text:s/>taille mini en largeur des écrans à défaut d’une adaptation auto liée à la taille fenêtre (scoll à droite)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878" calcext:value-type="float">
            <text:p>50878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Dossier escale &gt; PJ &gt; Nature PJ &gt; retirer le choix “incident” redondant avec la rubrique incidents escale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863" calcext:value-type="float">
            <text:p>50863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Evol &gt; Transfert demande autre consignataire &gt; si condfidentielle mettre mess alerte au moment du trf et pas lors MAJ consignata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693" calcext:value-type="float">
            <text:p>50693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FAL5-6 &gt; Exporter en csv &gt; ordre dans le csv différent de l'ordre d'affichage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516" calcext:value-type="float">
            <text:p>50516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EVOL : améliorer l'import des listes FAL5 FAL6 grosses listes (mantis 49219 sol provisoire)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088" calcext:value-type="float">
            <text:p>50088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ISPS ecran &gt; Modifier = la taille de l’écran est agrandie partie droite tronquée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746" calcext:value-type="float">
            <text:p>48746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le numéro d'immatriculation du navire n'apparait pas dans la description du navire du tableau de bord de la demande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 table:style-name="ce21"/>
          <table:table-cell table:style-name="ce72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96" office:value-type="float" office:value="47921" calcext:value-type="float">
            <text:p>47921</text:p>
          </table:table-cell>
          <table:table-cell table:style-name="ce109" office:value-type="string" calcext:value-type="string">
            <text:p>Evolution</text:p>
          </table:table-cell>
          <table:table-cell table:style-name="ce109"/>
          <table:table-cell table:style-name="ce129"/>
          <table:table-cell table:style-name="ce109" office:value-type="string" calcext:value-type="string">
            <text:p>[T2k] le tirant d'eau n'est pas correctement contrôlé dans les formulaires et provoque des erreurs dans le message Departure</text:p>
          </table:table-cell>
          <table:table-cell table:style-name="ce109"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7185" calcext:value-type="float">
            <text:p>47185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[FAL7] mauvais contrôle de l'unité de mesure des quantités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956" calcext:value-type="float">
            <text:p>46956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[date] contrôler que les dates saisies sont compatibles avec les messages T2k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 table:style-name="ce24"/>
          <table:table-cell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office:value-type="float" office:value="46947" calcext:value-type="float">
            <text:p>46947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[admin] gestion des nomenclature: suppression d'un item de nomenclateur &gt; erreur technique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389" calcext:value-type="float">
            <text:p>46389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EVOL Demande &gt; Transfert consignataire suivant : ajouter un contrôle à l’enregistrement O/N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638" calcext:value-type="float">
            <text:p>44638</text:p>
          </table:table-cell>
          <table:table-cell office:value-type="string" calcext:value-type="string">
            <text:p>REGLEM</text:p>
          </table:table-cell>
          <table:table-cell table:number-columns-repeated="2"/>
          <table:table-cell office:value-type="string" calcext:value-type="string">
            <text:p>Evol T2K &gt; FAL ISPS ajouter un contrôle lors enreg pour avoir saisie d’un numéro Inmarsat que une fois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639" calcext:value-type="float">
            <text:p>34639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Tableaude bord &gt; la case "terminé" d'une formalité ne doit pas être cochable si le formulaire correspondant n'est pas rempli.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544" calcext:value-type="float">
            <text:p>25544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Evol &gt; Ferry POP &gt; ajouter champ MD dans créer annonce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42965</text:span></text:p>
            <text:p/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<text:span text:style-name="T1">Avis capitainerie &gt; Alerter si saisi d'un PAQ ou heure sans avoir donner d'avis.</text:span></text:p>
            <text:p/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9557" calcext:value-type="float">
            <text:p>49557</text:p>
          </table:table-cell>
          <table:table-cell table:number-columns-repeated="3"/>
          <table:table-cell office:value-type="string" calcext:value-type="string">
            <text:p>Demande C &gt; Capitainerie AVIS &gt; saisie D/H + PAQ Affecté = Erreur techniq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676" calcext:value-type="float">
            <text:p>47676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ISPS ecran &gt; Valider/Refuser : pas d’info sur l’action effectuée (comme consolidée)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524" calcext:value-type="float">
            <text:p>47524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[admin] gestion indispo des PAQ : alertes inutiles et perturbantes pour des indispo dans le passé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959" calcext:value-type="float">
            <text:p>42959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Historique demande : ajout de l'info indiquant qui a créé la demande (DAPAQ ou DAPAQ Flah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064" calcext:value-type="float">
            <text:p>39064</text:p>
          </table:table-cell>
          <table:table-cell office:value-type="string" calcext:value-type="string">
            <text:p>EVOLUTI</text:p>
          </table:table-cell>
          <table:table-cell table:number-columns-repeated="2"/>
          <table:table-cell office:value-type="string" calcext:value-type="string">
            <text:p>Tableaux des escales : ajouter critères recherche « non consolidée »</text:p>
          </table:table-cell>
          <table:table-cell table:number-columns-repeated="1015"/>
        </table:table-row>
        <table:table-row table:style-name="ro1">
          <table:table-cell table:style-name="ce24"/>
          <table:table-cell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office:value-type="float" office:value="49654" calcext:value-type="float">
            <text:p>49654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[navires attendu][navire à quai] erreur technique sur certaines recherches impliquant la pagination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559" calcext:value-type="float">
            <text:p>25559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Evol &gt; Gestion des demandes : pouvoir transférer la demande à 1 à n consignataires successifs.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867" calcext:value-type="float">
            <text:p>45867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[stat] le formulaire de modification d'un chargement ne présente pas les valeurs initiales du chargement.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674" calcext:value-type="float">
            <text:p>44674</text:p>
          </table:table-cell>
          <table:table-cell office:value-type="string" calcext:value-type="string">
            <text:p>DIVERS</text:p>
          </table:table-cell>
          <table:table-cell table:number-columns-repeated="2"/>
          <table:table-cell office:value-type="string" calcext:value-type="string">
            <text:p>Anonymisation des données : supprimer uniquement le contenu des messages envoyés T2K mais pas la liste des message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978" calcext:value-type="float">
            <text:p>50978</text:p>
          </table:table-cell>
          <table:table-cell office:value-type="string" calcext:value-type="string">
            <text:p>DECLAR</text:p>
          </table:table-cell>
          <table:table-cell table:number-columns-repeated="2"/>
          <table:table-cell office:value-type="string" calcext:value-type="string">
            <text:p>Autres fonctions &gt; Rechercher matière dangereuse &gt; les codes et début de chaine ne ressorte pas de la recherch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709" calcext:value-type="float">
            <text:p>47709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FAL ISPS et DMS &gt;Ajout ou Modif <text:s/>&gt; PAS le notification alerte de modif aux autres profils ayant acces (dans tab demande en jaune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636" calcext:value-type="float">
            <text:p>47636</text:p>
          </table:table-cell>
          <table:table-cell office:value-type="string" calcext:value-type="string">
            <text:p>Anomalie</text:p>
          </table:table-cell>
          <table:table-cell/>
          <table:table-cell table:style-name="ce128" office:value-type="string" calcext:value-type="string">
            <text:p>4.6.1</text:p>
          </table:table-cell>
          <table:table-cell office:value-type="string" calcext:value-type="string">
            <text:p>ISPS &gt; Exporter &gt; liste des 10 dernières escales &gt; ordre chronologique inversé voire MELANGE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742" calcext:value-type="float">
            <text:p>50742</text:p>
          </table:table-cell>
          <table:table-cell office:value-type="string" calcext:value-type="string">
            <text:p>Question</text:p>
          </table:table-cell>
          <table:table-cell table:number-columns-repeated="2"/>
          <table:table-cell office:value-type="string" calcext:value-type="string">
            <text:p>ISPS &gt; Pré-remplir : faut-il dupliquer également les activités de navire à navire ?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912" calcext:value-type="float">
            <text:p>49912</text:p>
          </table:table-cell>
          <table:table-cell office:value-type="string" calcext:value-type="string">
            <text:p>Question</text:p>
          </table:table-cell>
          <table:table-cell table:number-columns-repeated="2"/>
          <table:table-cell office:value-type="string" calcext:value-type="string">
            <text:p>compatibilité des fichiers FAL5/6 Escaleport avec les modèles OMI FA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594" calcext:value-type="float">
            <text:p>47594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[logs prod] erreur hibernate à qualifier...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593" calcext:value-type="float">
            <text:p>47593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[logs prod] SQL détection d'interblocage</text:p>
          </table:table-cell>
          <table:table-cell table:style-name="ce125" table:number-columns-repeated="1012"/>
          <table:table-cell table:number-columns-repeated="3"/>
        </table:table-row>
        <table:table-row table:style-name="ro3">
          <table:table-cell office:value-type="string" calcext:value-type="string">
            <text:p>a voir cadre evol coneptuell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5854</text:p>
            <text:p/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EVOL : mess alerte à prévoir au moins à la confirmation demande pour les FAL clonées et non envoyées T2K</text:p>
            <text:p><text:span text:style-name="T1"/>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4759" calcext:value-type="float">
            <text:p>44759</text:p>
          </table:table-cell>
          <table:table-cell table:number-columns-repeated="3"/>
          <table:table-cell office:value-type="string" calcext:value-type="string">
            <text:p>Demande Cloner &gt; clonage Cargaison + FA5+MD+ISPS+Dechets &gt; seuls message NCAport+FAL1+FAL5 généré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537" calcext:value-type="float">
            <text:p>25537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Evol&gt; Pouvoir rectifier erreur sur mouvement réalisé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72" office:value-type="string" calcext:value-type="string">
            <text:p>A FAIRE</text:p>
          </table:table-cell>
          <table:table-cell table:style-name="ce82"/>
          <table:table-cell table:style-name="ce102" office:value-type="float" office:value="40517" calcext:value-type="float">
            <text:p>40517</text:p>
          </table:table-cell>
          <table:table-cell table:style-name="ce125" office:value-type="string" calcext:value-type="string">
            <text:p>Anomalie</text:p>
          </table:table-cell>
          <table:table-cell table:style-name="ce125"/>
          <table:table-cell table:style-name="ce138" office:value-type="string" calcext:value-type="string">
            <text:p>A FAIRE (hors klee)</text:p>
          </table:table-cell>
          <table:table-cell table:style-name="ce125" office:value-type="string" calcext:value-type="string">
            <text:p>Contacts &gt; base test 2 sociétés AP créées : impossible de supprimer AP</text:p>
          </table:table-cell>
          <table:table-cell table:number-columns-repeated="1015"/>
        </table:table-row>
        <table:table-row table:style-name="ro1">
          <table:table-cell table:style-name="ce26"/>
          <table:table-cell table:style-name="ce73" office:value-type="string" calcext:value-type="string">
            <text:p>A FAIRE</text:p>
          </table:table-cell>
          <table:table-cell table:style-name="ce86"/>
          <table:table-cell table:style-name="ce103" office:value-type="float" office:value="35722" calcext:value-type="float">
            <text:p>35722</text:p>
          </table:table-cell>
          <table:table-cell table:style-name="ce126" office:value-type="string" calcext:value-type="string">
            <text:p>Evolution</text:p>
          </table:table-cell>
          <table:table-cell table:style-name="ce126"/>
          <table:table-cell table:style-name="ce145" office:value-type="string" calcext:value-type="string">
            <text:p>A FAIRE (hors klee)</text:p>
          </table:table-cell>
          <table:table-cell table:style-name="ce126" office:value-type="string" calcext:value-type="string">
            <text:p>PB locode en ZZ88P ou ZZ88Q ou FR88Q non reconnus par Trafic 2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 retester</text:p>
          </table:table-cell>
          <table:table-cell/>
          <table:table-cell office:value-type="float" office:value="40781" calcext:value-type="float">
            <text:p>40781</text:p>
          </table:table-cell>
          <table:table-cell office:value-type="string" calcext:value-type="string">
            <text:p>Anomalie</text:p>
          </table:table-cell>
          <table:table-cell/>
          <table:table-cell table:style-name="ce128" office:value-type="string" calcext:value-type="string">
            <text:p>4.2.0</text:p>
          </table:table-cell>
          <table:table-cell office:value-type="string" calcext:value-type="string">
            <text:p>POP &gt; impression &gt; couleur prevision cargo transformée sur PAQ Ferry en couleur bleu mouvement +trait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571" calcext:value-type="float">
            <text:p>23571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Accéder en lecture au POP à partir de l'écran mouvement rapid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4091" calcext:value-type="float">
            <text:p>44091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[POP] erreur technique si date de référence vide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2246" calcext:value-type="float">
            <text:p>22246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Ferry &gt; maj dans Ecran vigie font des maj dans le POP prévisions : contraire aux règles (cf DAF)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A FAIRE</text:p>
          </table:table-cell>
          <table:table-cell table:style-name="ce72"/>
          <table:table-cell table:style-name="ce82"/>
          <table:table-cell table:style-name="ce102" office:value-type="float" office:value="49258" calcext:value-type="float">
            <text:p>49258</text:p>
          </table:table-cell>
          <table:table-cell table:style-name="ce125" office:value-type="string" calcext:value-type="string">
            <text:p>Anomalie</text:p>
          </table:table-cell>
          <table:table-cell table:style-name="ce125"/>
          <table:table-cell table:style-name="ce138"/>
          <table:table-cell table:style-name="ce125" office:value-type="string" calcext:value-type="string">
            <text:p>NCA_PORT Rochefort DE2019000211 non conforme / Port <text:s/>FI-Mantyluoto/Pori non connu de Trafic200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A VOIR</text:p>
          </table:table-cell>
          <table:table-cell table:style-name="ce72"/>
          <table:table-cell table:style-name="ce82"/>
          <table:table-cell table:style-name="ce102" office:value-type="float" office:value="49157" calcext:value-type="float">
            <text:p>49157</text:p>
          </table:table-cell>
          <table:table-cell table:style-name="ce125" office:value-type="string" calcext:value-type="string">
            <text:p>Anomalie</text:p>
          </table:table-cell>
          <table:table-cell table:style-name="ce125"/>
          <table:table-cell table:style-name="ce138" office:value-type="string" calcext:value-type="string">
            <text:p>A FAIRE (hors klee)</text:p>
          </table:table-cell>
          <table:table-cell table:style-name="ce125" office:value-type="string" calcext:value-type="string">
            <text:p>La liste des navires bannis à été reçue le : 20/10/2015 11:49 !!??!!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A Revoir</text:p>
          </table:table-cell>
          <table:table-cell table:style-name="ce72"/>
          <table:table-cell table:style-name="ce82"/>
          <table:table-cell table:style-name="ce102" office:value-type="float" office:value="48771" calcext:value-type="float">
            <text:p>48771</text:p>
          </table:table-cell>
          <table:table-cell table:style-name="ce125" office:value-type="string" calcext:value-type="string">
            <text:p>Evolution</text:p>
          </table:table-cell>
          <table:table-cell table:style-name="ce125"/>
          <table:table-cell table:style-name="ce138"/>
          <table:table-cell table:style-name="ce125" office:value-type="string" calcext:value-type="string">
            <text:p>EVOL PROFIL SURETE :Pouvoir rendre effectif le profil sûreté + définir liste des fonctions accessibles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A FAIRE nous</text:p>
          </table:table-cell>
          <table:table-cell table:style-name="ce72"/>
          <table:table-cell table:style-name="ce82"/>
          <table:table-cell table:style-name="ce102" office:value-type="float" office:value="47669" calcext:value-type="float">
            <text:p>47669</text:p>
          </table:table-cell>
          <table:table-cell table:style-name="ce125" office:value-type="string" calcext:value-type="string">
            <text:p>Evolution</text:p>
          </table:table-cell>
          <table:table-cell table:style-name="ce125"/>
          <table:table-cell table:style-name="ce138"/>
          <table:table-cell table:style-name="ce125" office:value-type="string" calcext:value-type="string">
            <text:p>Ajouter contraintes dans le fichier modèle excel ISPS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5" office:value-type="string" calcext:value-type="string">
            <text:p>A faire</text:p>
          </table:table-cell>
          <table:table-cell table:style-name="ce72"/>
          <table:table-cell table:style-name="ce82"/>
          <table:table-cell table:style-name="ce102" office:value-type="float" office:value="45344" calcext:value-type="float">
            <text:p>45344</text:p>
          </table:table-cell>
          <table:table-cell table:style-name="ce125" office:value-type="string" calcext:value-type="string">
            <text:p>Evolution</text:p>
          </table:table-cell>
          <table:table-cell table:style-name="ce125"/>
          <table:table-cell table:style-name="ce138" office:value-type="string" calcext:value-type="string">
            <text:p>A FAIRE (hors klee)</text:p>
          </table:table-cell>
          <table:table-cell table:style-name="ce125" office:value-type="string" calcext:value-type="string">
            <text:p>Evol : « nettoyer » les vieilles escales passées au travers de l’anonymisation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A faire</text:p>
          </table:table-cell>
          <table:table-cell table:style-name="ce72"/>
          <table:table-cell table:style-name="ce82"/>
          <table:table-cell table:style-name="ce102" office:value-type="float" office:value="44781" calcext:value-type="float">
            <text:p>44781</text:p>
          </table:table-cell>
          <table:table-cell table:style-name="ce125" office:value-type="string" calcext:value-type="string">
            <text:p>Evolution</text:p>
          </table:table-cell>
          <table:table-cell table:style-name="ce125"/>
          <table:table-cell table:style-name="ce138" office:value-type="string" calcext:value-type="string">
            <text:p>A FAIRE (hors klee)</text:p>
          </table:table-cell>
          <table:table-cell table:style-name="ce125" office:value-type="string" calcext:value-type="string">
            <text:p>[CNIL] le nom des fichiers de traces est coupé dans l'interface des logs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A faire</text:p>
          </table:table-cell>
          <table:table-cell table:style-name="ce72"/>
          <table:table-cell table:style-name="ce82"/>
          <table:table-cell table:style-name="ce102" office:value-type="float" office:value="44712" calcext:value-type="float">
            <text:p>44712</text:p>
          </table:table-cell>
          <table:table-cell table:style-name="ce125" office:value-type="string" calcext:value-type="string">
            <text:p>Anomalie</text:p>
          </table:table-cell>
          <table:table-cell table:style-name="ce125"/>
          <table:table-cell table:style-name="ce138" office:value-type="string" calcext:value-type="string">
            <text:p>A FAIRE (hors klee)</text:p>
          </table:table-cell>
          <table:table-cell table:style-name="ce125" office:value-type="string" calcext:value-type="string">
            <text:p>[Perf] requêtes Oracle trop "gourmandes" sur le journal des messages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 table:style-name="ce25" office:value-type="string" calcext:value-type="string">
            <text:p>A voir nvi</text:p>
          </table:table-cell>
          <table:table-cell table:style-name="ce72"/>
          <table:table-cell table:style-name="ce82"/>
          <table:table-cell table:style-name="ce102" office:value-type="float" office:value="43196" calcext:value-type="float">
            <text:p>43196</text:p>
          </table:table-cell>
          <table:table-cell table:style-name="ce125" office:value-type="string" calcext:value-type="string">
            <text:p>Documentation</text:p>
          </table:table-cell>
          <table:table-cell table:style-name="ce125"/>
          <table:table-cell table:style-name="ce138"/>
          <table:table-cell table:style-name="ce125" office:value-type="string" calcext:value-type="string">
            <text:p>[DAF] RGG-GENDEM001 non prise en compte dans l'appli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A voir Nvi</text:p>
          </table:table-cell>
          <table:table-cell table:style-name="ce72"/>
          <table:table-cell table:style-name="ce82"/>
          <table:table-cell table:style-name="ce102" office:value-type="float" office:value="43195" calcext:value-type="float">
            <text:p>43195</text:p>
          </table:table-cell>
          <table:table-cell table:style-name="ce125" office:value-type="string" calcext:value-type="string">
            <text:p>Documentation</text:p>
          </table:table-cell>
          <table:table-cell table:style-name="ce125"/>
          <table:table-cell table:style-name="ce138"/>
          <table:table-cell table:style-name="ce125" office:value-type="string" calcext:value-type="string">
            <text:p>[DAF] Règle RGG-DQF003 non respectée dans l'appli =&gt; voir ce qu'il faut fair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898" calcext:value-type="float">
            <text:p>42898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[SEM] le serveur FTP du SEM ne connait pas l'instruction REIN</text:p>
          </table:table-cell>
          <table:table-cell table:style-name="ce125" table:number-columns-repeated="1012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2876" calcext:value-type="float">
            <text:p>42876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[Liens] Administration&gt; supprimer la limite du nombre de lien loca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868" calcext:value-type="float">
            <text:p>42868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[TIMAD] les dates transmises dans DONNEES_ESCALES sont en UTC (super ou pas?)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796" calcext:value-type="float">
            <text:p>42796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Dossier Escale &gt; “Stats marchandises-Fiches saisies”=0 alors que 1 fiche a été saisi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789" calcext:value-type="float">
            <text:p>42789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Stats &gt; Créer fiche Multi Marchandises &gt; Saisie faiche &gt; Enregistrer et continuer &gt; Saisie nature 2nde fiche = erreur excepti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783" calcext:value-type="float">
            <text:p>42783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Stats &gt; fiche Multi marchandises &gt; enregistrer et cloner = erreur exception techniqu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717" calcext:value-type="float">
            <text:p>42717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Dossier escale &gt; Ajout PJ incident escale = message erreur type pj incident / V4-2-2 report incident autres escale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629" calcext:value-type="float">
            <text:p>42629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Intégrer les mises à jour des LOCODE via le service de l'EMSA.</text:p>
          </table:table-cell>
          <table:table-cell table:number-columns-repeated="1015"/>
        </table:table-row>
        <table:table-row table:style-name="ro1">
          <table:table-cell table:style-name="ce24"/>
          <table:table-cell/>
          <table:table-cell table:style-name="ce85"/>
          <table:table-cell office:value-type="float" office:value="42469" calcext:value-type="float">
            <text:p>42469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Owasp CSRFGuard obsolète et pas satisfaisant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EJA VU</text:p>
          </table:table-cell>
          <table:table-cell/>
          <table:table-cell table:style-name="ce85"/>
          <table:table-cell office:value-type="float" office:value="42396" calcext:value-type="float">
            <text:p>42396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Erreur technique lor de l'ajout d'un avis à une demand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393" calcext:value-type="float">
            <text:p>42393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Gérer POP &gt; tableau POP &gt; Action supprimer annonce &gt; Aucun message d’alerte avant sup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389" calcext:value-type="float">
            <text:p>42389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[TESTS] Saisie de deux matières dangereuses avec le mê numéro "ONU" =&gt; mettre à jour le cas de test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387" calcext:value-type="float">
            <text:p>42387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Possibilité d'ajouter zero matière dangereuse à une DAPAQ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366" calcext:value-type="float">
            <text:p>42366</text:p>
          </table:table-cell>
          <table:table-cell office:value-type="string" calcext:value-type="string">
            <text:p>Anomalie</text:p>
          </table:table-cell>
          <table:table-cell/>
          <table:table-cell office:value-type="string" calcext:value-type="string">
            <text:p>A FAIRE (hors klee)</text:p>
          </table:table-cell>
          <table:table-cell office:value-type="string" calcext:value-type="string">
            <text:p>[référentiel] référentiel des locodes obsolèt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341" calcext:value-type="float">
            <text:p>42341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[TdB] Saisir le consignataire courant comme "Consignataire suivant" provoque plein de problème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1711" calcext:value-type="float">
            <text:p>41711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Mouvement Entrée <text:s/>mvt ME réalisé <text:s/>&gt; occup quai : la ligne bleue est bornée à date prévue au lieu de inconnu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1614" calcext:value-type="float">
            <text:p>41614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Dans l'écran FAL1 de sortie le champ "Qté à bord" n'est pas obligatoire pour certains types de navires =&gt; REGLE DOUTEUS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1605" calcext:value-type="float">
            <text:p>41605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Anonymisation Capitaines saisis de la FAL1 mais pas Capitaines Ferries issus de la liste : Précisios dans le DAF à faire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A VOIR NVI</text:p>
          </table:table-cell>
          <table:table-cell table:style-name="ce72"/>
          <table:table-cell table:style-name="ce82"/>
          <table:table-cell table:style-name="ce102" office:value-type="float" office:value="41224" calcext:value-type="float">
            <text:p>41224</text:p>
          </table:table-cell>
          <table:table-cell table:style-name="ce125" office:value-type="string" calcext:value-type="string">
            <text:p>Anomalie</text:p>
          </table:table-cell>
          <table:table-cell table:style-name="ce125"/>
          <table:table-cell table:style-name="ce138"/>
          <table:table-cell table:style-name="ce125" office:value-type="string" calcext:value-type="string">
            <text:p>[HEBERGEMENT] Une fuite de mémoire oblige le centre serveur à redémarrer l'application régulièrement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0727" calcext:value-type="float">
            <text:p>40727</text:p>
          </table:table-cell>
          <table:table-cell office:value-type="string" calcext:value-type="string">
            <text:p>Question</text:p>
          </table:table-cell>
          <table:table-cell table:number-columns-repeated="2"/>
          <table:table-cell office:value-type="string" calcext:value-type="string">
            <text:p>Question : Quand transmettre exactement les FAL5-6 à Trafic20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0391" calcext:value-type="float">
            <text:p>40391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site OMI FAL qui indique que les FAL ont changées au 01/01/2018</text:p>
          </table:table-cell>
          <table:table-cell table:style-name="ce126" table:number-columns-repeated="1012"/>
          <table:table-cell table:number-columns-repeated="3"/>
        </table:table-row>
        <table:table-row table:style-name="ro1">
          <table:table-cell table:number-columns-repeated="3"/>
          <table:table-cell office:value-type="float" office:value="39831" calcext:value-type="float">
            <text:p>39831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Tableau des mouvements &gt; trou dans la numérotation si mouvements annulés auto par annulation des demande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9818" calcext:value-type="float">
            <text:p>39818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Stats &gt; A Rejouer n'apparait dans le tableau des fichiers stats pas suite à une modification de l'escale stat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9100" calcext:value-type="float">
            <text:p>39100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EVOL : pouvoir créer une <text:s/>DAPAQ avec un navire TBN pas encore connu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office:value-type="float" office:value="38344" calcext:value-type="float">
            <text:p>38344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FAL MD &gt; champ « classification DPG » est ce le bon libellé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7516" calcext:value-type="float">
            <text:p>37516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Mettre à jour le document du modèle de données en ajoutant les tables GU_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éjà vu</text:p>
          </table:table-cell>
          <table:table-cell table:number-columns-repeated="2"/>
          <table:table-cell office:value-type="float" office:value="36295" calcext:value-type="float">
            <text:p>36295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Problèmes de configuration des extensions de fichiers autorisées pour les types de PJ</text:p>
          </table:table-cell>
          <table:table-cell table:number-columns-repeated="1015"/>
        </table:table-row>
        <table:table-row table:style-name="ro1">
          <table:table-cell table:style-name="ce24"/>
          <table:table-cell/>
          <table:table-cell table:style-name="ce85"/>
          <table:table-cell office:value-type="float" office:value="36082" calcext:value-type="float">
            <text:p>36082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Pouvoir sélectionner les destinataires des infos accueil administrateur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5505" calcext:value-type="float">
            <text:p>35505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Le nom des pièces jointes est très peu contraint et les fichiers sont stocké tels quels sur le disque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5076" calcext:value-type="float">
            <text:p>35076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Tests détaillés FAL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4781" calcext:value-type="float">
            <text:p>34781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Statistiques: comment modifier l'état (définitif ou provisoire) d'un fichier généré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 RETESTER</text:p>
          </table:table-cell>
          <table:table-cell table:number-columns-repeated="2"/>
          <table:table-cell office:value-type="float" office:value="28216" calcext:value-type="float">
            <text:p>28216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FAL1 &gt; consignataire et capitainerie n'accèdent plus aux PJ divers</text:p>
          </table:table-cell>
          <table:table-cell table:number-columns-repeated="1015"/>
        </table:table-row>
        <table:table-row table:style-name="ro1">
          <table:table-cell table:style-name="ce24"/>
          <table:table-cell/>
          <table:table-cell table:style-name="ce85"/>
          <table:table-cell office:value-type="float" office:value="27474" calcext:value-type="float">
            <text:p>27474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FAL1 &gt; Nouveau champ commentaire Capitainerie &gt; devrait déclencher l’ajout d’une ligne dans les notifications d’alerte du table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 redecrire</text:p>
          </table:table-cell>
          <table:table-cell table:number-columns-repeated="2"/>
          <table:table-cell office:value-type="float" office:value="25547" calcext:value-type="float">
            <text:p>25547</text:p>
          </table:table-cell>
          <table:table-cell office:value-type="string" calcext:value-type="string">
            <text:p>EVOLUTI</text:p>
          </table:table-cell>
          <table:table-cell table:number-columns-repeated="2"/>
          <table:table-cell office:value-type="string" calcext:value-type="string">
            <text:p>Préalimenter le module stat avec les informations de l'escale (ex: FAL2)</text:p>
          </table:table-cell>
          <table:table-cell table:number-columns-repeated="1015"/>
        </table:table-row>
        <table:table-row table:style-name="ro1">
          <table:table-cell table:style-name="ce24"/>
          <table:table-cell/>
          <table:table-cell table:style-name="ce85"/>
          <table:table-cell office:value-type="float" office:value="25546" calcext:value-type="float">
            <text:p>25546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Admin profils : certaines case à cocher ne servent à rien.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24"/>
          <table:table-cell/>
          <table:table-cell table:style-name="ce85"/>
          <table:table-cell office:value-type="float" office:value="25543" calcext:value-type="float">
            <text:p>25543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Tableau mouvements : ajouter un bouton jour 'J'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5494" calcext:value-type="float">
            <text:p>25494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Ajouter certaines infos (spécifiques ferry) à l'historique</text:p>
          </table:table-cell>
          <table:table-cell table:number-columns-repeated="1015"/>
        </table:table-row>
        <table:table-row table:style-name="ro1">
          <table:table-cell table:style-name="ce24"/>
          <table:table-cell/>
          <table:table-cell table:style-name="ce85"/>
          <table:table-cell table:number-columns-repeated="1020"/>
        </table:table-row>
        <table:table-row table:style-name="ro1">
          <table:table-cell table:number-columns-repeated="3"/>
          <table:table-cell office:value-type="float" office:value="25489" calcext:value-type="float">
            <text:p>25489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Evol &gt; accès Smartphones et tablettes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float" office:value="25473" calcext:value-type="float">
            <text:p>25473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Définir le format des fichiers d'import des formalités GUP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office:value-type="float" office:value="47696" calcext:value-type="float">
            <text:p>47696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Demande Tableau bord &gt; FAL6 &gt; "Tentative d'intrusion" abusivement détectée en cas de liste très long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co à préciser</text:p>
          </table:table-cell>
          <table:table-cell table:number-columns-repeated="2"/>
          <table:table-cell office:value-type="float" office:value="47558" calcext:value-type="float">
            <text:p>47558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faire apparaître l'état des formalités dans le tableau de bord des demandes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6879" calcext:value-type="float">
            <text:p>46879</text:p>
          </table:table-cell>
          <table:table-cell office:value-type="string" calcext:value-type="string">
            <text:p>EVOLUTI</text:p>
          </table:table-cell>
          <table:table-cell table:number-columns-repeated="2"/>
          <table:table-cell office:value-type="string" calcext:value-type="string">
            <text:p>EVOL : savoir si le navire provient d’un port Hors Shengen (procédures d’entrée différentes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5282" calcext:value-type="float">
            <text:p>45282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TATS &gt; Fiche march MULTI FRET&gt;Poids marchandises Pas d’arrondi sur les chiffres après la virgule EX : 172.4137931034482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5277" calcext:value-type="float">
            <text:p>45277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TATS &gt; Fiche marchandises&gt;Fret59a + cargaison choix Marchandise conteneurisée&gt; Modifier ficher = perte des infos conten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4373" calcext:value-type="float">
            <text:p>44373</text:p>
          </table:table-cell>
          <table:table-cell office:value-type="string" calcext:value-type="string">
            <text:p>Anomalie</text:p>
          </table:table-cell>
          <table:table-cell/>
          <table:table-cell office:value-type="string" calcext:value-type="string">
            <text:p>A FAIRE (hors klee)</text:p>
          </table:table-cell>
          <table:table-cell office:value-type="string" calcext:value-type="string">
            <text:p>[Perf] utilisation mémoire et CPU anormale en producti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407" calcext:value-type="float">
            <text:p>42407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Cloner DAPAQ &gt; Cloner toutes les FAL "coché"&gt; les FAL inexistantes d'origine sont crééés à vide dans la FAL cloné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1353" calcext:value-type="float">
            <text:p>41353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Admin Tech Central &gt; Param port CH &gt; Ajout d’1 PAQ ferry&gt; Enreg = erreur techniqu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7487" calcext:value-type="float">
            <text:p>37487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[MD] anno et évol liées à une meilleurs compréhension du formulaire MD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6563" calcext:value-type="float">
            <text:p>26563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Tableau des mouvements &gt; affiche mauvais PAQ si annulation mvt ferrie par Ecran vigi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5549" calcext:value-type="float">
            <text:p>25549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Calais: la société JP demande interfaçage de leur SI voyageurs avec Escalepor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910" calcext:value-type="float">
            <text:p>23910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Correspondant Stats &gt; Créer fic stats &gt; pouvoir supprimer un fichier créée par inadvertanc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906" calcext:value-type="float">
            <text:p>23906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Exports par profil &gt; pas les résultats attendus par profi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904" calcext:value-type="float">
            <text:p>23904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Pouvoir gérer par module Ferry les navires OMI à lignes régulières autres que type transbordeur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903" calcext:value-type="float">
            <text:p>23903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Exports &gt; Manque les champs personnalisés de la fiche navir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902" calcext:value-type="float">
            <text:p>23902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Créer mouvement navire local &gt; saisie annulée &gt; mouvement quand même créé état MC en ne pouvant pas être annulé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881" calcext:value-type="float">
            <text:p>23881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Créer fichiers stats &gt; ne plus proposer les choix Eura* dans la liste "type de fichier"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849" calcext:value-type="float">
            <text:p>23849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Supprimer PAQ et des conséquence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737" calcext:value-type="float">
            <text:p>23737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Marquer une DAPAQ confidentielle ne crée par d'alerte sur la demande dans le tableau de recherche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204" calcext:value-type="float">
            <text:p>23204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Messages: ils devraient être séquentiels mais il y a des trous dans la numérot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2400" calcext:value-type="float">
            <text:p>22400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Profils Concessionnaire Exploitant + Consignataire <text:s/>= accès bloqué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2085" calcext:value-type="float">
            <text:p>22085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Imprimer dossier escale &gt; les champs inspection sont vide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2084" calcext:value-type="float">
            <text:p>22084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Compléter mouvement &gt; MD NON passe à OUI &gt; maj dans Dossier Escale mais pas maj dans Imprimer Dossier Escal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9952" calcext:value-type="float">
            <text:p>19952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Permettre d'imprimer l'ensemble des pages dans des tableaux de résultat des recherche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8380" calcext:value-type="float">
            <text:p>18380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Copie des formalités de DE vers D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8370" calcext:value-type="float">
            <text:p>18370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Profil capitainerie / AP / Vigi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3094" calcext:value-type="float">
            <text:p>43094</text:p>
          </table:table-cell>
          <table:table-cell office:value-type="string" calcext:value-type="string">
            <text:p>Evolution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Variabiliser l'entrée jndi de la ressource conteneur jdbc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941" calcext:value-type="float">
            <text:p>23941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[Anomalie documentaire] DAPAQ : incohérence des donnée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2086" calcext:value-type="float">
            <text:p>22086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Champs "marchandise déclarée" renseignés à partir menu Cargaison <text:s/>mais n'apparaissent pas à l'impression du dossier d'escale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4602" calcext:value-type="float">
            <text:p>44602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[FAL7] impossible de saisir le nombre de colis avec FireFox 60.2.2esr (64 bits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4230" calcext:value-type="float">
            <text:p>44230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[MVT] la consultation d'un mouvement avec passage d'écluse provoque des messages dans le log d'erreur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1604" calcext:value-type="float">
            <text:p>41604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Retour message T2K staut en échec suite coupure T2K délais émission trop court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0748" calcext:value-type="float">
            <text:p>40748</text:p>
          </table:table-cell>
          <table:table-cell office:value-type="string" calcext:value-type="string">
            <text:p>Anomalie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Dossier escale: Les formalités des demandes de sorties annulées apparaissent toujours dans la liste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6313" calcext:value-type="float">
            <text:p>36313</text:p>
          </table:table-cell>
          <table:table-cell office:value-type="string" calcext:value-type="string">
            <text:p>Evolution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jouter la configuration d'accès au PJ à la page de gestioen des profils.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4334" calcext:value-type="float">
            <text:p>34334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Tableau des demandes &gt; les numéros externes AP+ n’apparaissent p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015" calcext:value-type="float">
            <text:p>23015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FAE2016-015 Annulation d’un mouvement MAR de sortie Ferry à partir Ecran vigie supprime mouvement entrée prévu non annulé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2464" calcext:value-type="float">
            <text:p>22464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DAF &gt; RGP-PJ004"Le système ne permet d’ajouter qu’une pièce jointe par incident" &gt; on peut en saisir plusieur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1877" calcext:value-type="float">
            <text:p>21877</text:p>
          </table:table-cell>
          <table:table-cell office:value-type="string" calcext:value-type="string">
            <text:p>Anomalie</text:p>
          </table:table-cell>
          <table:table-cell/>
          <table:table-cell office:value-type="string" calcext:value-type="string">
            <text:p>A FAIRE (hors klee)</text:p>
          </table:table-cell>
          <table:table-cell office:value-type="string" calcext:value-type="string">
            <text:p>Problème FTP -alerte du CS St Malo</text:p>
          </table:table-cell>
          <table:table-cell table:number-columns-repeated="1015"/>
        </table:table-row>
        <table:table-row table:style-name="ro1">
          <table:table-cell/>
          <table:table-cell table:style-name="ce74"/>
          <table:table-cell/>
          <table:table-cell office:value-type="float" office:value="42475" calcext:value-type="float">
            <text:p>42475</text:p>
          </table:table-cell>
          <table:table-cell office:value-type="string" calcext:value-type="string">
            <text:p>Anomalie</text:p>
          </table:table-cell>
          <table:table-cell/>
          <table:table-cell office:value-type="string" calcext:value-type="string">
            <text:p>A FAIRE (hors klee)</text:p>
          </table:table-cell>
          <table:table-cell office:value-type="string" calcext:value-type="string">
            <text:p>problème d'encodage des nouvelles chaînes sur différentes pages</text:p>
          </table:table-cell>
          <table:table-cell table:number-columns-repeated="1015"/>
        </table:table-row>
        <table:table-row table:style-name="ro1">
          <table:table-cell/>
          <table:table-cell table:style-name="ce74"/>
          <table:table-cell/>
          <table:table-cell office:value-type="float" office:value="26664" calcext:value-type="float">
            <text:p>26664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Message alerte sur disponibilité du PAQ : non conforme</text:p>
          </table:table-cell>
          <table:table-cell table:number-columns-repeated="1015"/>
        </table:table-row>
        <table:table-row table:style-name="ro1">
          <table:table-cell/>
          <table:table-cell table:style-name="ce74"/>
          <table:table-cell/>
          <table:table-cell office:value-type="float" office:value="26459" calcext:value-type="float">
            <text:p>26459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Demande consignataire &gt; si 1 remorqueur demandé pas affiché dans Tableau demandes</text:p>
          </table:table-cell>
          <table:table-cell table:number-columns-repeated="1015"/>
        </table:table-row>
        <table:table-row table:style-name="ro1">
          <table:table-cell/>
          <table:table-cell table:style-name="ce74"/>
          <table:table-cell/>
          <table:table-cell office:value-type="float" office:value="22535" calcext:value-type="float">
            <text:p>22535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Historique : ligne "Modification société lamanage" attribuée à un utilisateur est créée à chaque fois que cet utilisateur saisi</text:p>
          </table:table-cell>
          <table:table-cell table:number-columns-repeated="1015"/>
        </table:table-row>
        <table:table-row table:style-name="ro1">
          <table:table-cell/>
          <table:table-cell table:style-name="ce74"/>
          <table:table-cell/>
          <table:table-cell office:value-type="float" office:value="21522" calcext:value-type="float">
            <text:p>21522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Accès base école pour les ports externes</text:p>
          </table:table-cell>
          <table:table-cell table:number-columns-repeated="1015"/>
        </table:table-row>
        <table:table-row table:style-name="ro1">
          <table:table-cell/>
          <table:table-cell table:style-name="ce74"/>
          <table:table-cell/>
          <table:table-cell office:value-type="float" office:value="21517" calcext:value-type="float">
            <text:p>21517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Lors de la création d'une societe AP il ne devrait pas être nécessaire de lui affecter l'activite consignataire.</text:p>
          </table:table-cell>
          <table:table-cell table:number-columns-repeated="1015"/>
        </table:table-row>
        <table:table-row table:style-name="ro1">
          <table:table-cell/>
          <table:table-cell table:style-name="ce74"/>
          <table:table-cell/>
          <table:table-cell office:value-type="float" office:value="19349" calcext:value-type="float">
            <text:p>19349</text:p>
          </table:table-cell>
          <table:table-cell office:value-type="string" calcext:value-type="string">
            <text:p>Anomalie</text:p>
          </table:table-cell>
          <table:table-cell table:number-columns-repeated="2"/>
          <table:table-cell office:value-type="string" calcext:value-type="string">
            <text:p>Messages T2K&gt; un problème de férérentiel de locode bloque certains messages (ESFER -&gt; ESFRO).</text:p>
          </table:table-cell>
          <table:table-cell table:number-columns-repeated="1015"/>
        </table:table-row>
        <table:table-row table:style-name="ro1">
          <table:table-cell/>
          <table:table-cell table:style-name="ce74"/>
          <table:table-cell/>
          <table:table-cell office:value-type="float" office:value="42462" calcext:value-type="float">
            <text:p>42462</text:p>
          </table:table-cell>
          <table:table-cell office:value-type="string" calcext:value-type="string">
            <text:p>Question</text:p>
          </table:table-cell>
          <table:table-cell table:number-columns-repeated="2"/>
          <table:table-cell office:value-type="string" calcext:value-type="string">
            <text:p>Question accès visiteurs pour base Integ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 voir MOA</text:p>
          </table:table-cell>
          <table:table-cell office:value-type="float" office:value="39873" calcext:value-type="float">
            <text:p>39873</text:p>
          </table:table-cell>
          <table:table-cell office:value-type="string" calcext:value-type="string">
            <text:p>Evolution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TATS &gt; demande Soes de faire cumul port en lourd et jauge brute pour l’ensemble des escales F1’ et F2’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 voir MOA</text:p>
          </table:table-cell>
          <table:table-cell office:value-type="float" office:value="39084" calcext:value-type="float">
            <text:p>39084</text:p>
          </table:table-cell>
          <table:table-cell office:value-type="string" calcext:value-type="string">
            <text:p>EVOLUTI</text:p>
          </table:table-cell>
          <table:table-cell table:number-columns-repeated="2"/>
          <table:table-cell office:value-type="string" calcext:value-type="string">
            <text:p>PNA (Ports Normands Associés) : souhaite intégrer dans Escaleport un module « light » Droits de por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 voir MOA</text:p>
          </table:table-cell>
          <table:table-cell office:value-type="float" office:value="37007" calcext:value-type="float">
            <text:p>37007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Ajouter message NCA_Mouill_rade pour envoi Trafic20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 voir MOA</text:p>
          </table:table-cell>
          <table:table-cell office:value-type="float" office:value="36474" calcext:value-type="float">
            <text:p>36474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Décentralisation de la gestion des comptes utilisateur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 voir MOA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Evolution</text:p>
          </table:table-cell>
          <table:table-cell table:number-columns-repeated="2"/>
          <table:table-cell office:value-type="string" calcext:value-type="string">
            <text:p>Evol &gt; Stats mettre une alerte pour saisir champ rotations si saisie cumulée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128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128"/>
          <table:table-cell table:number-columns-repeated="1016"/>
        </table:table-row>
        <table:table-row table:style-name="ro4">
          <table:table-cell table:number-columns-repeated="6"/>
          <table:table-cell table:style-name="ce128"/>
          <table:table-cell table:number-columns-repeated="1016"/>
        </table:table-row>
        <table:table-row table:style-name="ro1" table:number-rows-repeated="9">
          <table:table-cell table:number-columns-repeated="6"/>
          <table:table-cell table:style-name="ce128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47">
          <table:table-cell table:number-columns-repeated="6"/>
          <table:table-cell table:style-name="ce128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128"/>
          <table:table-cell table:number-columns-repeated="1016"/>
        </table:table-row>
        <table:table-row table:style-name="ro1" table:number-rows-repeated="104827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mantis.C171:mantis.C172 mantis.A171:mantis.A172 mantis.C176:mantis.C176 mantis.A176:mantis.A176 mantis.C168:mantis.C169 mantis.A168:mantis.A169 mantis.C109:mantis.C109 mantis.A109:mantis.A109 mantis.C141:mantis.C148 mantis.A127:mantis.A148 mantis.C173:mantis.C174 mantis.A173:mantis.A174 mantis.C178:mantis.C178 mantis.A178:mantis.A178 mantis.C180:mantis.C180 mantis.A180:mantis.A180 mantis.C100:mantis.C108 mantis.A100:mantis.A108 mantis.C151:mantis.C167 mantis.A151:mantis.A167 mantis.A35:mantis.A36 mantis.A243:mantis.A1048576 mantis.C243:mantis.C1048576 mantis.C127:mantis.C140 mantis.A182:mantis.A242 mantis.C111:mantis.C126 mantis.A111:mantis.A126 mantis.C182:mantis.C242 mantis.A40:mantis.A45 mantis.A19:mantis.A33 mantis.A1:mantis.A1 mantis.A2:mantis.A17 mantis.A47:mantis.A98 mantis.C1:mantis.C98">
            <calcext:condition calcext:apply-style-name="Prio3 orange clair" calcext:value="=1" calcext:base-cell-address="mantis.A1"/>
            <calcext:condition calcext:apply-style-name="Prio2 orange" calcext:value="=2" calcext:base-cell-address="mantis.A1"/>
            <calcext:condition calcext:apply-style-name="Prio1 rouge" calcext:value="=3" calcext:base-cell-address="mantis.A1"/>
          </calcext:conditional-format>
          <calcext:conditional-format calcext:target-range-address="mantis.B233:mantis.B1048576 mantis.B12:mantis.B12 mantis.B35:mantis.B41 mantis.B44:mantis.B45 mantis.B1:mantis.B1 mantis.B187:mantis.B224 mantis.B88:mantis.B186 mantis.B47:mantis.B7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3:mantis.B4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2:mantis.B3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9:mantis.B3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1:mantis.B31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4:mantis.B3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3:mantis.B3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6:mantis.B4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4:mantis.B2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25:mantis.B23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2:mantis.B4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5:mantis.B15 mantis.B13:mantis.B1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6:mantis.B1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7:mantis.B1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8:mantis.B1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0:mantis.B2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4:mantis.B1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3:mantis.B2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:mantis.B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:mantis.B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:mantis.B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5:mantis.B5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6:mantis.B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7:mantis.B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9:mantis.B9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6:mantis.B2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1:mantis.B2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9:mantis.B19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8:mantis.B2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5:mantis.B25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0:mantis.B1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1:mantis.B11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79:mantis.B8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</calcext:conditional-formats>
      </table:table>
      <table:table table:name="action snum" table:style-name="ta1">
        <table:table-column table:style-name="co9" table:default-cell-style-name="ce24"/>
        <table:table-column table:style-name="co10" table:default-cell-style-name="ce197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style-name="ce165"/>
          <table:table-cell table:style-name="ce178" office:value-type="string" calcext:value-type="string">
            <text:p>ticket</text:p>
          </table:table-cell>
          <table:table-cell table:style-name="ce198" office:value-type="string" calcext:value-type="string">
            <text:p>action à faire </text:p>
          </table:table-cell>
          <table:table-cell table:number-columns-repeated="1021"/>
        </table:table-row>
        <table:table-row table:style-name="ro1">
          <table:table-cell table:style-name="ce173"/>
          <table:table-cell table:style-name="ce194" office:value-type="string" calcext:value-type="string">
            <text:p>4.8.*</text:p>
          </table:table-cell>
          <table:table-cell table:style-name="ce205" office:value-type="string" calcext:value-type="string">
            <text:p>Recette 4.8</text:p>
          </table:table-cell>
          <table:table-cell table:style-name="ce206" table:number-columns-repeated="1021"/>
        </table:table-row>
        <table:table-row table:style-name="ro1">
          <table:table-cell table:style-name="ce85" office:value-type="float" office:value="50155" calcext:value-type="float">
            <text:p>50155</text:p>
          </table:table-cell>
          <table:table-cell office:value-type="string" calcext:value-type="string">
            <text:p>Import PROD FAL5-6 grosses listes = ERREUR (=&gt; paramétrage centre serveur)</text:p>
          </table:table-cell>
          <table:table-cell office:value-type="string" calcext:value-type="string">
            <text:p>relancer le centre serveur doit fonctionner en mars</text:p>
          </table:table-cell>
          <table:table-cell table:number-columns-repeated="1021"/>
        </table:table-row>
        <table:table-row table:style-name="ro1">
          <table:table-cell table:style-name="ce85" office:value-type="float" office:value="51594" calcext:value-type="float">
            <text:p>51594</text:p>
          </table:table-cell>
          <table:table-cell office:value-type="string" calcext:value-type="string">
            <text:p>Modifier les pages de saisie des FAL5 et 6 pour éviter les requêtes trop grosse</text:p>
          </table:table-cell>
          <table:table-cell office:value-type="string" calcext:value-type="string">
            <text:p>faire le point avec les utilisateurs de ces pages pour lister les besoins</text:p>
          </table:table-cell>
          <table:table-cell table:number-columns-repeated="1021"/>
        </table:table-row>
        <table:table-row table:style-name="ro3">
          <table:table-cell table:style-name="ce85" office:value-type="float" office:value="39066" calcext:value-type="float">
            <text:p>39066</text:p>
          </table:table-cell>
          <table:table-cell office:value-type="string" calcext:value-type="string">
            <text:p>[FIXME][Tableaux des demandes] EVOL : ajouter AFFICHER toutes les demandes nécessitant une action capitaineri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style-name="ce153"/>
          <table:table-cell table:number-columns-repeated="1020"/>
        </table:table-row>
        <table:table-row table:style-name="ro3">
          <table:table-cell table:style-name="ce85" office:value-type="float" office:value="39065" calcext:value-type="float">
            <text:p>39065</text:p>
          </table:table-cell>
          <table:table-cell office:value-type="string" calcext:value-type="string">
            <text:p>[FIXME][Tableaux des mouvements] EVOL: ajouter AFFICHER tous les mouvements en attente d'une action capitaineri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style-name="ce153"/>
          <table:table-cell table:number-columns-repeated="1020"/>
        </table:table-row>
        <table:table-row table:style-name="ro1">
          <table:table-cell table:style-name="ce95" office:value-type="float" office:value="39083" calcext:value-type="float">
            <text:p>39083</text:p>
          </table:table-cell>
          <table:table-cell table:style-name="Default" office:value-type="string" calcext:value-type="string">
            <text:p>[FIXME] EVOL : besoin de voir les navires au mouillag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number-columns-repeated="1021"/>
        </table:table-row>
        <table:table-row table:style-name="ro1">
          <table:table-cell table:style-name="ce95" office:value-type="float" office:value="38343" calcext:value-type="float">
            <text:p>38343</text:p>
          </table:table-cell>
          <table:table-cell table:style-name="Default" office:value-type="string" calcext:value-type="string">
            <text:p>FAL MD &gt; ajouter des contrôles sur toutes les classifications et pas que IMDG</text:p>
          </table:table-cell>
          <table:table-cell office:value-type="string" calcext:value-type="string">
            <text:p>comprendre ce qu’il faut faire le décrire correctement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ntis.A1:mantis.AMJ1048576" table:contains-header="false">
          <table:sort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io1_20_rouge" style:display-name="Prio1 rouge" style:family="table-cell" style:parent-style-name="Default">
      <style:table-cell-properties fo:background-color="#ff6666"/>
    </style:style>
    <style:style style:name="Prio2_20_orange" style:display-name="Prio2 orange" style:family="table-cell" style:parent-style-name="Default">
      <style:table-cell-properties fo:background-color="#ff9900"/>
    </style:style>
    <style:style style:name="Prio3_20_orange_20_clair" style:display-name="Prio3 orange clair" style:family="table-cell" style:parent-style-name="Default">
      <style:table-cell-properties fo:background-color="#ffcc99"/>
    </style:style>
  </office:styles>
  <office:automatic-styles>
    <style:page-layout style:name="Mpm1">
      <style:page-layout-properties fo:margin-top="10mm" fo:margin-bottom="10mm" fo:margin-left="10mm" fo:margin-right="10mm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7:11:21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7:40:18.699000000</meta:creation-date>
    <meta:editing-duration>P0D</meta:editing-duration>
    <meta:editing-cycles>1</meta:editing-cycles>
    <meta:generator>LibreOffice/6.1.5.2.M7$Windows_X86_64 LibreOffice_project/6bc4c758b9c1f1627083d3a080085e7a14b64ae3</meta:generator>
    <meta:document-statistic meta:table-count="2" meta:cell-count="977" meta:object-count="0"/>
  </office:meta>
</office:document-meta>
</file>